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style:font-name="Liberation Sans" style:font-name-asian="DejaVu Sans" style:font-name-complex="DejaVu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Value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3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Comment</text:p>
          </table:table-cell>
          <table:table-cell table:number-columns-repeated="2"/>
        </table:table-row>
        <table:table-row table:style-name="ro1">
          <table:table-cell office:value-type="string">
            <text:p>Di_0</text:p>
          </table:table-cell>
          <table:table-cell office:value-type="float" office:value="10">
            <text:p>1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1</text:p>
          </table:table-cell>
          <table:table-cell office:value-type="float" office:value="11">
            <text:p>1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2</text:p>
          </table:table-cell>
          <table:table-cell office:value-type="float" office:value="12">
            <text:p>1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3</text:p>
          </table:table-cell>
          <table:table-cell office:value-type="float" office:value="13">
            <text:p>1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4</text:p>
          </table:table-cell>
          <table:table-cell office:value-type="float" office:value="14">
            <text:p>1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5</text:p>
          </table:table-cell>
          <table:table-cell office:value-type="float" office:value="15">
            <text:p>1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6</text:p>
          </table:table-cell>
          <table:table-cell office:value-type="float" office:value="16">
            <text:p>1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7</text:p>
          </table:table-cell>
          <table:table-cell office:value-type="float" office:value="17">
            <text:p>1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8</text:p>
          </table:table-cell>
          <table:table-cell office:value-type="float" office:value="18">
            <text:p>1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9</text:p>
          </table:table-cell>
          <table:table-cell office:value-type="float" office:value="19">
            <text:p>1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10</text:p>
          </table:table-cell>
          <table:table-cell office:value-type="float" office:value="20">
            <text:p>2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11</text:p>
          </table:table-cell>
          <table:table-cell office:value-type="float" office:value="21">
            <text:p>2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12</text:p>
          </table:table-cell>
          <table:table-cell office:value-type="float" office:value="22">
            <text:p>2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13</text:p>
          </table:table-cell>
          <table:table-cell office:value-type="float" office:value="23">
            <text:p>2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14</text:p>
          </table:table-cell>
          <table:table-cell office:value-type="float" office:value="24">
            <text:p>2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15</text:p>
          </table:table-cell>
          <table:table-cell office:value-type="float" office:value="25">
            <text:p>2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o_1_</text:p>
          </table:table-cell>
          <table:table-cell office:value-type="float" office:value="26">
            <text:p>2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o_2_</text:p>
          </table:table-cell>
          <table:table-cell office:value-type="float" office:value="27">
            <text:p>2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o_3_</text:p>
          </table:table-cell>
          <table:table-cell office:value-type="float" office:value="28">
            <text:p>2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o_4_</text:p>
          </table:table-cell>
          <table:table-cell office:value-type="float" office:value="29">
            <text:p>2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o_5_</text:p>
          </table:table-cell>
          <table:table-cell office:value-type="float" office:value="30">
            <text:p>3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o_6_</text:p>
          </table:table-cell>
          <table:table-cell office:value-type="float" office:value="31">
            <text:p>3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o_7_</text:p>
          </table:table-cell>
          <table:table-cell office:value-type="float" office:value="32">
            <text:p>3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o_8_</text:p>
          </table:table-cell>
          <table:table-cell office:value-type="float" office:value="33">
            <text:p>3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r_1_</text:p>
          </table:table-cell>
          <table:table-cell office:value-type="float" office:value="34">
            <text:p>3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r_2_</text:p>
          </table:table-cell>
          <table:table-cell office:value-type="float" office:value="35">
            <text:p>3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r_3_</text:p>
          </table:table-cell>
          <table:table-cell office:value-type="float" office:value="36">
            <text:p>3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r_4_</text:p>
          </table:table-cell>
          <table:table-cell office:value-type="float" office:value="37">
            <text:p>3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r_5_</text:p>
          </table:table-cell>
          <table:table-cell office:value-type="float" office:value="38">
            <text:p>3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r_6_</text:p>
          </table:table-cell>
          <table:table-cell office:value-type="float" office:value="39">
            <text:p>3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r_7_</text:p>
          </table:table-cell>
          <table:table-cell office:value-type="float" office:value="40">
            <text:p>4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r_8_</text:p>
          </table:table-cell>
          <table:table-cell office:value-type="float" office:value="41">
            <text:p>4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1_1</text:p>
          </table:table-cell>
          <table:table-cell office:value-type="float" office:value="42">
            <text:p>4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1_2</text:p>
          </table:table-cell>
          <table:table-cell office:value-type="float" office:value="43">
            <text:p>4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1_3</text:p>
          </table:table-cell>
          <table:table-cell office:value-type="float" office:value="44">
            <text:p>4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2_1</text:p>
          </table:table-cell>
          <table:table-cell office:value-type="float" office:value="45">
            <text:p>4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2_2</text:p>
          </table:table-cell>
          <table:table-cell office:value-type="float" office:value="46">
            <text:p>4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2_3</text:p>
          </table:table-cell>
          <table:table-cell office:value-type="float" office:value="47">
            <text:p>4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3_1</text:p>
          </table:table-cell>
          <table:table-cell office:value-type="float" office:value="48">
            <text:p>4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3_2</text:p>
          </table:table-cell>
          <table:table-cell office:value-type="float" office:value="49">
            <text:p>4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3_3</text:p>
          </table:table-cell>
          <table:table-cell office:value-type="float" office:value="50">
            <text:p>5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4_1</text:p>
          </table:table-cell>
          <table:table-cell office:value-type="float" office:value="51">
            <text:p>5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4_2</text:p>
          </table:table-cell>
          <table:table-cell office:value-type="float" office:value="52">
            <text:p>5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4_3</text:p>
          </table:table-cell>
          <table:table-cell office:value-type="float" office:value="53">
            <text:p>5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5_1</text:p>
          </table:table-cell>
          <table:table-cell office:value-type="float" office:value="54">
            <text:p>5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5_2</text:p>
          </table:table-cell>
          <table:table-cell office:value-type="float" office:value="55">
            <text:p>5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5_3</text:p>
          </table:table-cell>
          <table:table-cell office:value-type="float" office:value="56">
            <text:p>5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6_1</text:p>
          </table:table-cell>
          <table:table-cell office:value-type="float" office:value="57">
            <text:p>5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6_2</text:p>
          </table:table-cell>
          <table:table-cell office:value-type="float" office:value="58">
            <text:p>5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6_3</text:p>
          </table:table-cell>
          <table:table-cell office:value-type="float" office:value="59">
            <text:p>5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7_1</text:p>
          </table:table-cell>
          <table:table-cell office:value-type="float" office:value="60">
            <text:p>6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7_2</text:p>
          </table:table-cell>
          <table:table-cell office:value-type="float" office:value="61">
            <text:p>6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7_3</text:p>
          </table:table-cell>
          <table:table-cell office:value-type="float" office:value="62">
            <text:p>6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8_1</text:p>
          </table:table-cell>
          <table:table-cell office:value-type="float" office:value="63">
            <text:p>6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8_2</text:p>
          </table:table-cell>
          <table:table-cell office:value-type="float" office:value="64">
            <text:p>6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8_3</text:p>
          </table:table-cell>
          <table:table-cell office:value-type="float" office:value="65">
            <text:p>6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1_1</text:p>
          </table:table-cell>
          <table:table-cell office:value-type="float" office:value="66">
            <text:p>6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1_2</text:p>
          </table:table-cell>
          <table:table-cell office:value-type="float" office:value="67">
            <text:p>6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1_3</text:p>
          </table:table-cell>
          <table:table-cell office:value-type="float" office:value="68">
            <text:p>6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2_1</text:p>
          </table:table-cell>
          <table:table-cell office:value-type="float" office:value="69">
            <text:p>6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2_2</text:p>
          </table:table-cell>
          <table:table-cell office:value-type="float" office:value="70">
            <text:p>7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2_3</text:p>
          </table:table-cell>
          <table:table-cell office:value-type="float" office:value="71">
            <text:p>7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3_1</text:p>
          </table:table-cell>
          <table:table-cell office:value-type="float" office:value="72">
            <text:p>7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3_2</text:p>
          </table:table-cell>
          <table:table-cell office:value-type="float" office:value="73">
            <text:p>7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3_3</text:p>
          </table:table-cell>
          <table:table-cell office:value-type="float" office:value="74">
            <text:p>7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4_1</text:p>
          </table:table-cell>
          <table:table-cell office:value-type="float" office:value="75">
            <text:p>7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4_2</text:p>
          </table:table-cell>
          <table:table-cell office:value-type="float" office:value="76">
            <text:p>7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4_3</text:p>
          </table:table-cell>
          <table:table-cell office:value-type="float" office:value="77">
            <text:p>7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5_1</text:p>
          </table:table-cell>
          <table:table-cell office:value-type="float" office:value="78">
            <text:p>7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5_2</text:p>
          </table:table-cell>
          <table:table-cell office:value-type="float" office:value="79">
            <text:p>7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5_3</text:p>
          </table:table-cell>
          <table:table-cell office:value-type="float" office:value="80">
            <text:p>8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6_1</text:p>
          </table:table-cell>
          <table:table-cell office:value-type="float" office:value="81">
            <text:p>8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6_2</text:p>
          </table:table-cell>
          <table:table-cell office:value-type="float" office:value="82">
            <text:p>8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6_3</text:p>
          </table:table-cell>
          <table:table-cell office:value-type="float" office:value="83">
            <text:p>8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7_1</text:p>
          </table:table-cell>
          <table:table-cell office:value-type="float" office:value="84">
            <text:p>8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7_2</text:p>
          </table:table-cell>
          <table:table-cell office:value-type="float" office:value="85">
            <text:p>8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7_3</text:p>
          </table:table-cell>
          <table:table-cell office:value-type="float" office:value="86">
            <text:p>8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8_1</text:p>
          </table:table-cell>
          <table:table-cell office:value-type="float" office:value="87">
            <text:p>8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8_2</text:p>
          </table:table-cell>
          <table:table-cell office:value-type="float" office:value="88">
            <text:p>8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8_3</text:p>
          </table:table-cell>
          <table:table-cell office:value-type="float" office:value="89">
            <text:p>8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1_1</text:p>
          </table:table-cell>
          <table:table-cell office:value-type="float" office:value="90">
            <text:p>9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1_2</text:p>
          </table:table-cell>
          <table:table-cell office:value-type="float" office:value="91">
            <text:p>9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1_3</text:p>
          </table:table-cell>
          <table:table-cell office:value-type="float" office:value="92">
            <text:p>9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1_6</text:p>
          </table:table-cell>
          <table:table-cell office:value-type="float" office:value="93">
            <text:p>9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2_1</text:p>
          </table:table-cell>
          <table:table-cell office:value-type="float" office:value="94">
            <text:p>9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2_2</text:p>
          </table:table-cell>
          <table:table-cell office:value-type="float" office:value="95">
            <text:p>9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2_3</text:p>
          </table:table-cell>
          <table:table-cell office:value-type="float" office:value="96">
            <text:p>9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2_6</text:p>
          </table:table-cell>
          <table:table-cell office:value-type="float" office:value="97">
            <text:p>9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3_1</text:p>
          </table:table-cell>
          <table:table-cell office:value-type="float" office:value="98">
            <text:p>9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3_2</text:p>
          </table:table-cell>
          <table:table-cell office:value-type="float" office:value="99">
            <text:p>9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3_3</text:p>
          </table:table-cell>
          <table:table-cell office:value-type="float" office:value="100">
            <text:p>10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3_6</text:p>
          </table:table-cell>
          <table:table-cell office:value-type="float" office:value="101">
            <text:p>10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4_1</text:p>
          </table:table-cell>
          <table:table-cell office:value-type="float" office:value="102">
            <text:p>10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4_2</text:p>
          </table:table-cell>
          <table:table-cell office:value-type="float" office:value="103">
            <text:p>10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4_3</text:p>
          </table:table-cell>
          <table:table-cell office:value-type="float" office:value="104">
            <text:p>10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4_6</text:p>
          </table:table-cell>
          <table:table-cell office:value-type="float" office:value="105">
            <text:p>10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5_1</text:p>
          </table:table-cell>
          <table:table-cell office:value-type="float" office:value="106">
            <text:p>10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5_2</text:p>
          </table:table-cell>
          <table:table-cell office:value-type="float" office:value="107">
            <text:p>10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5_3</text:p>
          </table:table-cell>
          <table:table-cell office:value-type="float" office:value="108">
            <text:p>10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5_6</text:p>
          </table:table-cell>
          <table:table-cell office:value-type="float" office:value="109">
            <text:p>10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6_1</text:p>
          </table:table-cell>
          <table:table-cell office:value-type="float" office:value="110">
            <text:p>11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6_2</text:p>
          </table:table-cell>
          <table:table-cell office:value-type="float" office:value="111">
            <text:p>11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6_3</text:p>
          </table:table-cell>
          <table:table-cell office:value-type="float" office:value="112">
            <text:p>11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6_6</text:p>
          </table:table-cell>
          <table:table-cell office:value-type="float" office:value="113">
            <text:p>11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7_1</text:p>
          </table:table-cell>
          <table:table-cell office:value-type="float" office:value="114">
            <text:p>11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7_2</text:p>
          </table:table-cell>
          <table:table-cell office:value-type="float" office:value="115">
            <text:p>11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7_3</text:p>
          </table:table-cell>
          <table:table-cell office:value-type="float" office:value="116">
            <text:p>11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7_6</text:p>
          </table:table-cell>
          <table:table-cell office:value-type="float" office:value="117">
            <text:p>11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8_1</text:p>
          </table:table-cell>
          <table:table-cell office:value-type="float" office:value="118">
            <text:p>11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8_2</text:p>
          </table:table-cell>
          <table:table-cell office:value-type="float" office:value="119">
            <text:p>11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8_3</text:p>
          </table:table-cell>
          <table:table-cell office:value-type="float" office:value="120">
            <text:p>12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8_6</text:p>
          </table:table-cell>
          <table:table-cell office:value-type="float" office:value="121">
            <text:p>12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Half_1_</text:p>
          </table:table-cell>
          <table:table-cell office:value-type="float" office:value="122">
            <text:p>12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Half_2_</text:p>
          </table:table-cell>
          <table:table-cell office:value-type="float" office:value="123">
            <text:p>12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Half_3_</text:p>
          </table:table-cell>
          <table:table-cell office:value-type="float" office:value="124">
            <text:p>12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Half_4_</text:p>
          </table:table-cell>
          <table:table-cell office:value-type="float" office:value="125">
            <text:p>12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Half_5_</text:p>
          </table:table-cell>
          <table:table-cell office:value-type="float" office:value="126">
            <text:p>12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Half_6_</text:p>
          </table:table-cell>
          <table:table-cell office:value-type="float" office:value="127">
            <text:p>12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Half_7_</text:p>
          </table:table-cell>
          <table:table-cell office:value-type="float" office:value="128">
            <text:p>12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Half_8_</text:p>
          </table:table-cell>
          <table:table-cell office:value-type="float" office:value="129">
            <text:p>12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Full_1_</text:p>
          </table:table-cell>
          <table:table-cell office:value-type="float" office:value="130">
            <text:p>13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Full_2_</text:p>
          </table:table-cell>
          <table:table-cell office:value-type="float" office:value="131">
            <text:p>13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Full_3_</text:p>
          </table:table-cell>
          <table:table-cell office:value-type="float" office:value="132">
            <text:p>13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Full_4_</text:p>
          </table:table-cell>
          <table:table-cell office:value-type="float" office:value="133">
            <text:p>13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Full_5_</text:p>
          </table:table-cell>
          <table:table-cell office:value-type="float" office:value="134">
            <text:p>13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Full_6_</text:p>
          </table:table-cell>
          <table:table-cell office:value-type="float" office:value="135">
            <text:p>13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Full_7_</text:p>
          </table:table-cell>
          <table:table-cell office:value-type="float" office:value="136">
            <text:p>13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Full_8_</text:p>
          </table:table-cell>
          <table:table-cell office:value-type="float" office:value="137">
            <text:p>13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arm</text:p>
          </table:table-cell>
          <table:table-cell office:value-type="float" office:value="138">
            <text:p>13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table:formula="of:=CONCATENATE(&quot;a_&quot;;[.A142])" office:value-type="string" office:string-value="a_L_nfs">
            <text:p>a_L_nfs</text:p>
          </table:table-cell>
          <table:table-cell office:value-type="float" office:value="139">
            <text:p>13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table:formula="of:=CONCATENATE(&quot;a_&quot;;[.A143])" office:value-type="string" office:string-value="a_L_nz">
            <text:p>a_L_nz</text:p>
          </table:table-cell>
          <table:table-cell office:value-type="float" office:value="140">
            <text:p>14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table:formula="of:=CONCATENATE(&quot;a_&quot;;[.A144])" office:value-type="string" office:string-value="a_L_sus">
            <text:p>a_L_sus</text:p>
          </table:table-cell>
          <table:table-cell office:value-type="float" office:value="141">
            <text:p>14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table:formula="of:=CONCATENATE(&quot;a_&quot;;[.A145])" office:value-type="string" office:string-value="a_L_cs">
            <text:p>a_L_cs</text:p>
          </table:table-cell>
          <table:table-cell office:value-type="float" office:value="142">
            <text:p>14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table:formula="of:=CONCATENATE(&quot;a_&quot;;[.A146])" office:value-type="string" office:string-value="a_T_s">
            <text:p>a_T_s</text:p>
          </table:table-cell>
          <table:table-cell office:value-type="float" office:value="143">
            <text:p>14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r_l</text:p>
          </table:table-cell>
          <table:table-cell office:value-type="float" office:value="144">
            <text:p>144</text:p>
          </table:table-cell>
          <table:table-cell table:number-columns-repeated="3"/>
          <table:table-cell table:formula="of:=HEX4(144)" office:value-type="string" office:string-value="0090">
            <text:p>0090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>
            <text:p>L_nfs</text:p>
          </table:table-cell>
          <table:table-cell office:value-type="float" office:value="145">
            <text:p>14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L_nz</text:p>
          </table:table-cell>
          <table:table-cell office:value-type="float" office:value="146">
            <text:p>14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L_sus</text:p>
          </table:table-cell>
          <table:table-cell office:value-type="float" office:value="147">
            <text:p>14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L_cs</text:p>
          </table:table-cell>
          <table:table-cell office:value-type="float" office:value="148">
            <text:p>14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table:style-name="ce1" office:value-type="string">
            <text:p>T_s</text:p>
          </table:table-cell>
          <table:table-cell office:value-type="float" office:value="149">
            <text:p>14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G_cs</text:p>
          </table:table-cell>
          <table:table-cell office:value-type="float" office:value="150">
            <text:p>15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State_1_</text:p>
          </table:table-cell>
          <table:table-cell office:value-type="float" office:value="151">
            <text:p>15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State_2_</text:p>
          </table:table-cell>
          <table:table-cell office:value-type="float" office:value="152">
            <text:p>15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State_3_</text:p>
          </table:table-cell>
          <table:table-cell office:value-type="float" office:value="153">
            <text:p>15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State_4_</text:p>
          </table:table-cell>
          <table:table-cell office:value-type="float" office:value="154">
            <text:p>15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State_5_</text:p>
          </table:table-cell>
          <table:table-cell office:value-type="float" office:value="155">
            <text:p>15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State_6_</text:p>
          </table:table-cell>
          <table:table-cell office:value-type="float" office:value="156">
            <text:p>15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State_7_</text:p>
          </table:table-cell>
          <table:table-cell office:value-type="float" office:value="157">
            <text:p>15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State_8_</text:p>
          </table:table-cell>
          <table:table-cell office:value-type="float" office:value="158">
            <text:p>15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per</text:p>
          </table:table-cell>
          <table:table-cell office:value-type="float" office:value="159">
            <text:p>15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Q</text:p>
          </table:table-cell>
          <table:table-cell office:value-type="float" office:value="160">
            <text:p>160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2"/>
        </table:table-row>
        <table:table-row table:style-name="ro1">
          <table:table-cell office:value-type="string">
            <text:p>Nom_Cur</text:p>
          </table:table-cell>
          <table:table-cell office:value-type="float" office:value="162">
            <text:p>16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m_1_</text:p>
          </table:table-cell>
          <table:table-cell office:value-type="float" office:value="163">
            <text:p>16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m_2_</text:p>
          </table:table-cell>
          <table:table-cell office:value-type="float" office:value="164">
            <text:p>16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m_3_</text:p>
          </table:table-cell>
          <table:table-cell office:value-type="float" office:value="165">
            <text:p>16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m_4_</text:p>
          </table:table-cell>
          <table:table-cell office:value-type="float" office:value="166">
            <text:p>16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m_5_</text:p>
          </table:table-cell>
          <table:table-cell office:value-type="float" office:value="167">
            <text:p>16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m_6_</text:p>
          </table:table-cell>
          <table:table-cell office:value-type="float" office:value="168">
            <text:p>16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m_7_</text:p>
          </table:table-cell>
          <table:table-cell office:value-type="float" office:value="169">
            <text:p>16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m_8_</text:p>
          </table:table-cell>
          <table:table-cell office:value-type="float" office:value="170">
            <text:p>17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h_1_</text:p>
          </table:table-cell>
          <table:table-cell office:value-type="float" office:value="171">
            <text:p>17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h_2_</text:p>
          </table:table-cell>
          <table:table-cell office:value-type="float" office:value="172">
            <text:p>17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h_3_</text:p>
          </table:table-cell>
          <table:table-cell office:value-type="float" office:value="173">
            <text:p>17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h_4_</text:p>
          </table:table-cell>
          <table:table-cell office:value-type="float" office:value="174">
            <text:p>17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h_5_</text:p>
          </table:table-cell>
          <table:table-cell office:value-type="float" office:value="175">
            <text:p>17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h_6_</text:p>
          </table:table-cell>
          <table:table-cell office:value-type="float" office:value="176">
            <text:p>17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h_7_</text:p>
          </table:table-cell>
          <table:table-cell office:value-type="float" office:value="177">
            <text:p>17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/>
          <table:table-cell table:style-name="ce4"/>
        </table:table-row>
        <table:table-row table:style-name="ro1">
          <table:table-cell office:value-type="string">
            <text:p>Tf_h_8_</text:p>
          </table:table-cell>
          <table:table-cell office:value-type="float" office:value="178">
            <text:p>17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>
            <text:p>T_v2_1_e</text:p>
          </table:table-cell>
          <table:table-cell office:value-type="float" office:value="179">
            <text:p>17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2_2_e</text:p>
          </table:table-cell>
          <table:table-cell office:value-type="float" office:value="180">
            <text:p>18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2_3_e</text:p>
          </table:table-cell>
          <table:table-cell office:value-type="float" office:value="181">
            <text:p>18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2_4_e</text:p>
          </table:table-cell>
          <table:table-cell office:value-type="float" office:value="182">
            <text:p>18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2_5_e</text:p>
          </table:table-cell>
          <table:table-cell office:value-type="float" office:value="183">
            <text:p>18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2_6_e</text:p>
          </table:table-cell>
          <table:table-cell office:value-type="float" office:value="184">
            <text:p>18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2_7_e</text:p>
          </table:table-cell>
          <table:table-cell office:value-type="float" office:value="185">
            <text:p>18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2_8_e</text:p>
          </table:table-cell>
          <table:table-cell office:value-type="float" office:value="186">
            <text:p>18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3_1_e</text:p>
          </table:table-cell>
          <table:table-cell office:value-type="float" office:value="187">
            <text:p>18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3_2_e</text:p>
          </table:table-cell>
          <table:table-cell office:value-type="float" office:value="188">
            <text:p>18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3_3_e</text:p>
          </table:table-cell>
          <table:table-cell office:value-type="float" office:value="189">
            <text:p>18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3_4_e</text:p>
          </table:table-cell>
          <table:table-cell office:value-type="float" office:value="190">
            <text:p>19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3_5_e</text:p>
          </table:table-cell>
          <table:table-cell office:value-type="float" office:value="191">
            <text:p>19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3_6_e</text:p>
          </table:table-cell>
          <table:table-cell office:value-type="float" office:value="192">
            <text:p>19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3_7_e</text:p>
          </table:table-cell>
          <table:table-cell office:value-type="float" office:value="193">
            <text:p>19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3_8_e</text:p>
          </table:table-cell>
          <table:table-cell office:value-type="float" office:value="194">
            <text:p>19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Nom_cur_of</text:p>
          </table:table-cell>
          <table:table-cell office:value-type="float" office:value="211">
            <text:p>21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 table:number-rows-repeated="104838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rm" table:style-name="ta1" table:print="false">
        <office:forms form:automatic-focus="false" form:apply-design-mode="false"/>
        <table:table-column table:style-name="co1" table:number-columns-repeated="7" table:default-cell-style-name="Default"/>
        <table:table-column table:style-name="co1" table:default-cell-style-name="ce6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T_v2_zd</text:p>
          </table:table-cell>
          <table:table-cell office:value-type="float" office:value="256">
            <text:p>25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T_v3_zd</text:p>
          </table:table-cell>
          <table:table-cell office:value-type="float" office:value="258">
            <text:p>25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Tper_zd</text:p>
          </table:table-cell>
          <table:table-cell office:value-type="float" office:value="260">
            <text:p>26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1" office:value-type="string">
            <text:p>Tst_zd</text:p>
          </table:table-cell>
          <table:table-cell office:value-type="float" office:value="262">
            <text:p>26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Tavl_1</text:p>
          </table:table-cell>
          <table:table-cell office:value-type="float" office:value="264">
            <text:p>26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>
            <text:p>Tavl_2</text:p>
          </table:table-cell>
          <table:table-cell office:value-type="float" office:value="266">
            <text:p>26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>
            <text:p>Tavl_3</text:p>
          </table:table-cell>
          <table:table-cell office:value-type="float" office:value="268">
            <text:p>26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>
            <text:p>Q_zd</text:p>
          </table:table-cell>
          <table:table-cell office:value-type="float" office:value="270">
            <text:p>270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4"/>
        </table:table-row>
        <table:table-row table:style-name="ro1">
          <table:table-cell office:value-type="string">
            <text:p>s_G_cs</text:p>
          </table:table-cell>
          <table:table-cell office:value-type="float" office:value="272">
            <text:p>272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4"/>
        </table:table-row>
        <table:table-row table:style-name="ro1">
          <table:table-cell office:value-type="string">
            <text:p>Nc_zd</text:p>
          </table:table-cell>
          <table:table-cell office:value-type="float" office:value="274">
            <text:p>27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2])" office:value-type="string" office:string-value="f_L_nfs">
            <text:p>f_L_nfs</text:p>
          </table:table-cell>
          <table:table-cell office:value-type="float" office:value="275">
            <text:p>27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3])" office:value-type="string" office:string-value="f_L_nz">
            <text:p>f_L_nz</text:p>
          </table:table-cell>
          <table:table-cell office:value-type="float" office:value="276">
            <text:p>27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4])" office:value-type="string" office:string-value="f_L_sus">
            <text:p>f_L_sus</text:p>
          </table:table-cell>
          <table:table-cell office:value-type="float" office:value="277">
            <text:p>27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5])" office:value-type="string" office:string-value="f_L_cs">
            <text:p>f_L_cs</text:p>
          </table:table-cell>
          <table:table-cell office:value-type="float" office:value="278">
            <text:p>27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6])" office:value-type="string" office:string-value="f_T_s">
            <text:p>f_T_s</text:p>
          </table:table-cell>
          <table:table-cell office:value-type="float" office:value="279">
            <text:p>27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7])" office:value-type="string" office:string-value="f_G_cs">
            <text:p>f_G_cs</text:p>
          </table:table-cell>
          <table:table-cell office:value-type="float" office:value="280">
            <text:p>28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2])" office:value-type="string" office:string-value="z_L_nfs">
            <text:p>z_L_nfs</text:p>
          </table:table-cell>
          <table:table-cell office:value-type="float" office:value="281">
            <text:p>28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5" table:formula="of:=CONCATENATE(&quot;m_&quot;;[Value.A142])" office:value-type="string" office:string-value="m_L_nfs">
            <text:p>m_L_nfs</text:p>
          </table:table-cell>
          <table:table-cell office:value-type="float" office:value="282">
            <text:p>28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3])" office:value-type="string" office:string-value="z_L_nz">
            <text:p>z_L_nz</text:p>
          </table:table-cell>
          <table:table-cell office:value-type="float" office:value="283">
            <text:p>28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5" table:formula="of:=CONCATENATE(&quot;m_&quot;;[Value.A143])" office:value-type="string" office:string-value="m_L_nz">
            <text:p>m_L_nz</text:p>
          </table:table-cell>
          <table:table-cell office:value-type="float" office:value="284">
            <text:p>28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4])" office:value-type="string" office:string-value="z_L_sus">
            <text:p>z_L_sus</text:p>
          </table:table-cell>
          <table:table-cell office:value-type="float" office:value="285">
            <text:p>28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5" table:formula="of:=CONCATENATE(&quot;m_&quot;;[Value.A144])" office:value-type="string" office:string-value="m_L_sus">
            <text:p>m_L_sus</text:p>
          </table:table-cell>
          <table:table-cell office:value-type="float" office:value="286">
            <text:p>28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5])" office:value-type="string" office:string-value="z_L_cs">
            <text:p>z_L_cs</text:p>
          </table:table-cell>
          <table:table-cell office:value-type="float" office:value="287">
            <text:p>28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5" table:formula="of:=CONCATENATE(&quot;m_&quot;;[Value.A145])" office:value-type="string" office:string-value="m_L_cs">
            <text:p>m_L_cs</text:p>
          </table:table-cell>
          <table:table-cell office:value-type="float" office:value="288">
            <text:p>28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6])" office:value-type="string" office:string-value="z_T_s">
            <text:p>z_T_s</text:p>
          </table:table-cell>
          <table:table-cell office:value-type="float" office:value="289">
            <text:p>28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5" table:formula="of:=CONCATENATE(&quot;m_&quot;;[Value.A146])" office:value-type="string" office:string-value="m_T_s">
            <text:p>m_T_s</text:p>
          </table:table-cell>
          <table:table-cell office:value-type="float" office:value="290">
            <text:p>29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7])" office:value-type="string" office:string-value="z_G_cs">
            <text:p>z_G_cs</text:p>
          </table:table-cell>
          <table:table-cell office:value-type="float" office:value="291">
            <text:p>29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5" table:formula="of:=CONCATENATE(&quot;m_&quot;;[Value.A147])" office:value-type="string" office:string-value="m_G_cs">
            <text:p>m_G_cs</text:p>
          </table:table-cell>
          <table:table-cell office:value-type="float" office:value="292">
            <text:p>29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d_&quot;;[Value.A144];&quot;_zd&quot;)" office:value-type="string" office:string-value="d_L_sus_zd">
            <text:p>d_L_sus_zd</text:p>
          </table:table-cell>
          <table:table-cell office:value-type="float" office:value="293">
            <text:p>29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Control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>
            <text:p>Cvit</text:p>
          </table:table-cell>
          <table:table-cell office:value-type="float" office:value="512">
            <text:p>512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6">
            <text:p>336</text:p>
          </table:table-cell>
        </table:table-row>
        <table:table-row table:style-name="ro1">
          <table:table-cell office:value-type="string">
            <text:p>Man_1_</text:p>
          </table:table-cell>
          <table:table-cell office:value-type="float" office:value="513">
            <text:p>513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Man_2_</text:p>
          </table:table-cell>
          <table:table-cell office:value-type="float" office:value="514">
            <text:p>514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Man_3_</text:p>
          </table:table-cell>
          <table:table-cell office:value-type="float" office:value="515">
            <text:p>515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9">
            <text:p>339</text:p>
          </table:table-cell>
        </table:table-row>
        <table:table-row table:style-name="ro1">
          <table:table-cell office:value-type="string">
            <text:p>Man_4_</text:p>
          </table:table-cell>
          <table:table-cell office:value-type="float" office:value="516">
            <text:p>516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Man_5_</text:p>
          </table:table-cell>
          <table:table-cell office:value-type="float" office:value="517">
            <text:p>517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Man_6_</text:p>
          </table:table-cell>
          <table:table-cell office:value-type="float" office:value="518">
            <text:p>518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Man_7_</text:p>
          </table:table-cell>
          <table:table-cell office:value-type="float" office:value="519">
            <text:p>51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Man_8_</text:p>
          </table:table-cell>
          <table:table-cell office:value-type="float" office:value="520">
            <text:p>52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Run</text:p>
          </table:table-cell>
          <table:table-cell office:value-type="float" office:value="521">
            <text:p>521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Save</text:p>
          </table:table-cell>
          <table:table-cell office:value-type="float" office:value="522">
            <text:p>522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4">
            <text:p>344</text:p>
          </table:table-cell>
        </table:table-row>
        <table:table-row table:style-name="ro1" table:number-rows-repeated="8">
          <table:table-cell table:number-columns-repeated="6"/>
        </table:table-row>
        <table:table-row table:style-name="ro1">
          <table:table-cell/>
          <table:table-cell office:value-type="string">
            <text:p>\q</text:p>
          </table:table-cell>
          <table:table-cell table:number-columns-repeated="4"/>
        </table:table-row>
      </table:table>
      <table:table table:name="Internal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>
            <text:p>End_flt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Queue_run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e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_1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7">
            <text:p>537</text:p>
          </table:table-cell>
        </table:table-row>
        <table:table-row table:style-name="ro1">
          <table:table-cell office:value-type="string">
            <text:p>r_2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8">
            <text:p>538</text:p>
          </table:table-cell>
        </table:table-row>
        <table:table-row table:style-name="ro1">
          <table:table-cell office:value-type="string">
            <text:p>r_3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9">
            <text:p>539</text:p>
          </table:table-cell>
        </table:table-row>
        <table:table-row table:style-name="ro1">
          <table:table-cell office:value-type="string">
            <text:p>r_4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0">
            <text:p>540</text:p>
          </table:table-cell>
        </table:table-row>
        <table:table-row table:style-name="ro1">
          <table:table-cell office:value-type="string">
            <text:p>r_5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1">
            <text:p>541</text:p>
          </table:table-cell>
        </table:table-row>
        <table:table-row table:style-name="ro1">
          <table:table-cell office:value-type="string">
            <text:p>r_6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2">
            <text:p>542</text:p>
          </table:table-cell>
        </table:table-row>
        <table:table-row table:style-name="ro1">
          <table:table-cell office:value-type="string">
            <text:p>R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>
            <text:p>Nom_Cur</text:p>
          </table:table-cell>
          <table:table-cell office:value-type="float" office:value="0">
            <text:p>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Nom_first</text:p>
          </table:table-cell>
          <table:table-cell office:value-type="float" office:value="0">
            <text:p>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4"/>
        </table:table-row>
        <table:table-row table:style-name="ro1">
          <table:table-cell office:value-type="string">
            <text:p>Tf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table:number-columns-repeated="5"/>
        </table:table-row>
        <table:table-row table:style-name="ro1">
          <table:table-cell office:value-type="string">
            <text:p>Tfr_1_</text:p>
          </table:table-cell>
          <table:table-cell table:number-columns-repeated="5"/>
        </table:table-row>
        <table:table-row table:style-name="ro1">
          <table:table-cell office:value-type="string">
            <text:p>Tfr_2_</text:p>
          </table:table-cell>
          <table:table-cell table:number-columns-repeated="5"/>
        </table:table-row>
        <table:table-row table:style-name="ro1">
          <table:table-cell office:value-type="string">
            <text:p>Tfr_3_</text:p>
          </table:table-cell>
          <table:table-cell table:number-columns-repeated="5"/>
        </table:table-row>
        <table:table-row table:style-name="ro1">
          <table:table-cell office:value-type="string">
            <text:p>Tfr_4_</text:p>
          </table:table-cell>
          <table:table-cell table:number-columns-repeated="5"/>
        </table:table-row>
        <table:table-row table:style-name="ro1">
          <table:table-cell office:value-type="string">
            <text:p>Tfr_5_</text:p>
          </table:table-cell>
          <table:table-cell table:number-columns-repeated="5"/>
        </table:table-row>
        <table:table-row table:style-name="ro1">
          <table:table-cell office:value-type="string">
            <text:p>Tfr_6_</text:p>
          </table:table-cell>
          <table:table-cell table:number-columns-repeated="5"/>
        </table:table-row>
        <table:table-row table:style-name="ro1">
          <table:table-cell office:value-type="string">
            <text:p>Tfr_7_</text:p>
          </table:table-cell>
          <table:table-cell table:number-columns-repeated="5"/>
        </table:table-row>
        <table:table-row table:style-name="ro1">
          <table:table-cell office:value-type="string">
            <text:p>Tfr_8_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table:number-columns-repeated="5"/>
        </table:table-row>
        <table:table-row table:style-name="ro1">
          <table:table-cell office:value-type="string">
            <text:p>Tfckl</text:p>
          </table:table-cell>
          <table:table-cell table:number-columns-repeated="5"/>
        </table:table-row>
      </table:table>
      <table:table table:name="Sheet5" table:style-name="ta1" table:print="false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string">
            <text:p>create table ap_2 (</text:p>
          </table:table-cell>
          <table:table-cell table:number-columns-repeated="9"/>
        </table:table-row>
        <table:table-row table:style-name="ro1">
          <table:table-cell office:value-type="string">
            <text:p>Dt</text:p>
          </table:table-cell>
          <table:table-cell office:value-type="string">
            <text:p><text:s/></text:p>
          </table:table-cell>
          <table:table-cell office:value-type="string">
            <text:p>integer unsigned not NULL,</text:p>
          </table:table-cell>
          <table:table-cell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Value.A2]" office:value-type="string" office:string-value="Di_0">
            <text:p>Di_0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A3]" office:value-type="string" office:string-value="Di_0">
            <text:p>Di_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Насос #1</text:p>
          </table:table-cell>
        </table:table-row>
        <table:table-row table:style-name="ro1">
          <table:table-cell table:formula="of:=[Value.A3]" office:value-type="string" office:string-value="Di_1">
            <text:p>Di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[.A4]" office:value-type="string" office:string-value="Di_1">
            <text:p>Di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Насос #2</text:p>
          </table:table-cell>
        </table:table-row>
        <table:table-row table:style-name="ro1">
          <table:table-cell table:formula="of:=[Value.A4]" office:value-type="string" office:string-value="Di_2">
            <text:p>Di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[.A5]" office:value-type="string" office:string-value="Di_2">
            <text:p>Di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Насос #3</text:p>
          </table:table-cell>
        </table:table-row>
        <table:table-row table:style-name="ro1">
          <table:table-cell table:formula="of:=[Value.A5]" office:value-type="string" office:string-value="Di_3">
            <text:p>Di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[.A6]" office:value-type="string" office:string-value="Di_3">
            <text:p>Di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Насос #4</text:p>
          </table:table-cell>
        </table:table-row>
        <table:table-row table:style-name="ro1">
          <table:table-cell table:formula="of:=[Value.A6]" office:value-type="string" office:string-value="Di_4">
            <text:p>Di_4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[.A7]" office:value-type="string" office:string-value="Di_4">
            <text:p>Di_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5</text:p>
          </table:table-cell>
        </table:table-row>
        <table:table-row table:style-name="ro1">
          <table:table-cell table:formula="of:=[Value.A7]" office:value-type="string" office:string-value="Di_5">
            <text:p>Di_5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[.A8]" office:value-type="string" office:string-value="Di_5">
            <text:p>Di_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6</text:p>
          </table:table-cell>
        </table:table-row>
        <table:table-row table:style-name="ro1">
          <table:table-cell table:formula="of:=[Value.A8]" office:value-type="string" office:string-value="Di_6">
            <text:p>Di_6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[.A9]" office:value-type="string" office:string-value="Di_6">
            <text:p>Di_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7</text:p>
          </table:table-cell>
        </table:table-row>
        <table:table-row table:style-name="ro1">
          <table:table-cell table:formula="of:=[Value.A9]" office:value-type="string" office:string-value="Di_7">
            <text:p>Di_7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">
            <text:p>8</text:p>
          </table:table-cell>
          <table:table-cell/>
          <table:table-cell table:formula="of:=[.A10]" office:value-type="string" office:string-value="Di_7">
            <text:p>Di_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8</text:p>
          </table:table-cell>
        </table:table-row>
        <table:table-row table:style-name="ro1">
          <table:table-cell table:formula="of:=[Value.A10]" office:value-type="string" office:string-value="Di_8">
            <text:p>Di_8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">
            <text:p>9</text:p>
          </table:table-cell>
          <table:table-cell/>
          <table:table-cell table:formula="of:=[.A11]" office:value-type="string" office:string-value="Di_8">
            <text:p>Di_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9</text:p>
          </table:table-cell>
        </table:table-row>
        <table:table-row table:style-name="ro1">
          <table:table-cell table:formula="of:=[Value.A11]" office:value-type="string" office:string-value="Di_9">
            <text:p>Di_9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">
            <text:p>10</text:p>
          </table:table-cell>
          <table:table-cell/>
          <table:table-cell table:formula="of:=[.A12]" office:value-type="string" office:string-value="Di_9">
            <text:p>Di_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0</text:p>
          </table:table-cell>
        </table:table-row>
        <table:table-row table:style-name="ro1">
          <table:table-cell table:formula="of:=[Value.A12]" office:value-type="string" office:string-value="Di_10">
            <text:p>Di_10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">
            <text:p>11</text:p>
          </table:table-cell>
          <table:table-cell/>
          <table:table-cell table:formula="of:=[.A13]" office:value-type="string" office:string-value="Di_10">
            <text:p>Di_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1</text:p>
          </table:table-cell>
        </table:table-row>
        <table:table-row table:style-name="ro1">
          <table:table-cell table:formula="of:=[Value.A13]" office:value-type="string" office:string-value="Di_11">
            <text:p>Di_1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">
            <text:p>12</text:p>
          </table:table-cell>
          <table:table-cell/>
          <table:table-cell table:formula="of:=[.A14]" office:value-type="string" office:string-value="Di_11">
            <text:p>Di_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2</text:p>
          </table:table-cell>
        </table:table-row>
        <table:table-row table:style-name="ro1">
          <table:table-cell table:formula="of:=[Value.A14]" office:value-type="string" office:string-value="Di_12">
            <text:p>Di_1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[.A15]" office:value-type="string" office:string-value="Di_12">
            <text:p>Di_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3</text:p>
          </table:table-cell>
        </table:table-row>
        <table:table-row table:style-name="ro1">
          <table:table-cell table:formula="of:=[Value.A15]" office:value-type="string" office:string-value="Di_13">
            <text:p>Di_1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">
            <text:p>14</text:p>
          </table:table-cell>
          <table:table-cell/>
          <table:table-cell table:formula="of:=[.A16]" office:value-type="string" office:string-value="Di_13">
            <text:p>Di_1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4</text:p>
          </table:table-cell>
        </table:table-row>
        <table:table-row table:style-name="ro1">
          <table:table-cell table:formula="of:=[Value.A16]" office:value-type="string" office:string-value="Di_14">
            <text:p>Di_14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">
            <text:p>15</text:p>
          </table:table-cell>
          <table:table-cell/>
          <table:table-cell table:formula="of:=[.A17]" office:value-type="string" office:string-value="Di_14">
            <text:p>Di_1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5</text:p>
          </table:table-cell>
        </table:table-row>
        <table:table-row table:style-name="ro1">
          <table:table-cell table:formula="of:=[Value.A17]" office:value-type="string" office:string-value="Di_15">
            <text:p>Di_15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6">
            <text:p>16</text:p>
          </table:table-cell>
          <table:table-cell/>
          <table:table-cell table:formula="of:=[.A18]" office:value-type="string" office:string-value="Di_15">
            <text:p>Di_1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6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7">
            <text:p>17</text:p>
          </table:table-cell>
          <table:table-cell/>
          <table:table-cell table:formula="of:=[.A19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в’язок з фільтром #1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8">
            <text:p>18</text:p>
          </table:table-cell>
          <table:table-cell/>
          <table:table-cell table:formula="of:=[.A20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в’язок з фільтром #2</text:p>
          </table:table-cell>
        </table:table-row>
        <table:table-row table:style-name="ro1">
          <table:table-cell table:formula="of:=[Value.A18]" office:value-type="string" office:string-value="Dio_1_">
            <text:p>Dio_1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9">
            <text:p>19</text:p>
          </table:table-cell>
          <table:table-cell/>
          <table:table-cell table:formula="of:=[.A21]" office:value-type="string" office:string-value="Dio_1_">
            <text:p>Dio_1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в’язок з фільтром #3</text:p>
          </table:table-cell>
        </table:table-row>
        <table:table-row table:style-name="ro1">
          <table:table-cell table:formula="of:=[Value.A19]" office:value-type="string" office:string-value="Dio_2_">
            <text:p>Dio_2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0">
            <text:p>20</text:p>
          </table:table-cell>
          <table:table-cell/>
          <table:table-cell table:formula="of:=[.A22]" office:value-type="string" office:string-value="Dio_2_">
            <text:p>Dio_2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в’язок з фільтром #4</text:p>
          </table:table-cell>
        </table:table-row>
        <table:table-row table:style-name="ro1">
          <table:table-cell table:formula="of:=[Value.A22]" office:value-type="string" office:string-value="Dio_5_">
            <text:p>Dio_5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1">
            <text:p>21</text:p>
          </table:table-cell>
          <table:table-cell/>
          <table:table-cell table:formula="of:=[.A23]" office:value-type="string" office:string-value="Dio_5_">
            <text:p>Dio_5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в’язок з фільтром #5</text:p>
          </table:table-cell>
        </table:table-row>
        <table:table-row table:style-name="ro1">
          <table:table-cell table:formula="of:=[Value.A23]" office:value-type="string" office:string-value="Dio_6_">
            <text:p>Dio_6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2">
            <text:p>22</text:p>
          </table:table-cell>
          <table:table-cell/>
          <table:table-cell table:formula="of:=[.A24]" office:value-type="string" office:string-value="Dio_6_">
            <text:p>Dio_6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в’язок з фільтром #6</text:p>
          </table:table-cell>
        </table:table-row>
        <table:table-row table:style-name="ro1">
          <table:table-cell table:formula="of:=[Value.A26]" office:value-type="string" office:string-value="Amr_1_">
            <text:p>Amr_1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3">
            <text:p>23</text:p>
          </table:table-cell>
          <table:table-cell/>
          <table:table-cell table:formula="of:=[.A25]" office:value-type="string" office:string-value="Amr_1_">
            <text:p>Amr_1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оботи фільтра #1</text:p>
          </table:table-cell>
        </table:table-row>
        <table:table-row table:style-name="ro1">
          <table:table-cell table:formula="of:=[Value.A27]" office:value-type="string" office:string-value="Amr_2_">
            <text:p>Amr_2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4">
            <text:p>24</text:p>
          </table:table-cell>
          <table:table-cell/>
          <table:table-cell table:formula="of:=[.A26]" office:value-type="string" office:string-value="Amr_2_">
            <text:p>Amr_2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оботи фільтра #2</text:p>
          </table:table-cell>
        </table:table-row>
        <table:table-row table:style-name="ro1">
          <table:table-cell table:formula="of:=[Value.A28]" office:value-type="string" office:string-value="Amr_3_">
            <text:p>Amr_3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5">
            <text:p>25</text:p>
          </table:table-cell>
          <table:table-cell/>
          <table:table-cell table:formula="of:=[.A27]" office:value-type="string" office:string-value="Amr_3_">
            <text:p>Amr_3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оботи фільтра #3</text:p>
          </table:table-cell>
        </table:table-row>
        <table:table-row table:style-name="ro1">
          <table:table-cell table:formula="of:=[Value.A29]" office:value-type="string" office:string-value="Amr_4_">
            <text:p>Amr_4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6">
            <text:p>26</text:p>
          </table:table-cell>
          <table:table-cell/>
          <table:table-cell table:formula="of:=[.A28]" office:value-type="string" office:string-value="Amr_4_">
            <text:p>Amr_4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оботи фільтра #4</text:p>
          </table:table-cell>
        </table:table-row>
        <table:table-row table:style-name="ro1">
          <table:table-cell table:formula="of:=[Value.A30]" office:value-type="string" office:string-value="Amr_5_">
            <text:p>Amr_5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7">
            <text:p>27</text:p>
          </table:table-cell>
          <table:table-cell/>
          <table:table-cell table:formula="of:=[.A29]" office:value-type="string" office:string-value="Amr_5_">
            <text:p>Amr_5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оботи фільтра #5</text:p>
          </table:table-cell>
        </table:table-row>
        <table:table-row table:style-name="ro1">
          <table:table-cell table:formula="of:=[Value.A31]" office:value-type="string" office:string-value="Amr_6_">
            <text:p>Amr_6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8">
            <text:p>28</text:p>
          </table:table-cell>
          <table:table-cell/>
          <table:table-cell table:formula="of:=[.A30]" office:value-type="string" office:string-value="Amr_6_">
            <text:p>Amr_6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оботи фільтра #6</text:p>
          </table:table-cell>
        </table:table-row>
        <table:table-row table:style-name="ro1">
          <table:table-cell table:formula="of:=[Value.A34]" office:value-type="string" office:string-value="Cl_1_1">
            <text:p>Cl_1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9">
            <text:p>29</text:p>
          </table:table-cell>
          <table:table-cell/>
          <table:table-cell table:formula="of:=[.A31]" office:value-type="string" office:string-value="Cl_1_1">
            <text:p>Cl_1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1 фільтра #1</text:p>
          </table:table-cell>
        </table:table-row>
        <table:table-row table:style-name="ro1">
          <table:table-cell table:formula="of:=[Value.A35]" office:value-type="string" office:string-value="Cl_1_2">
            <text:p>Cl_1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0">
            <text:p>30</text:p>
          </table:table-cell>
          <table:table-cell/>
          <table:table-cell table:formula="of:=[.A32]" office:value-type="string" office:string-value="Cl_1_2">
            <text:p>Cl_1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2 фільтра #1</text:p>
          </table:table-cell>
        </table:table-row>
        <table:table-row table:style-name="ro1">
          <table:table-cell table:formula="of:=[Value.A36]" office:value-type="string" office:string-value="Cl_1_3">
            <text:p>Cl_1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1">
            <text:p>31</text:p>
          </table:table-cell>
          <table:table-cell/>
          <table:table-cell table:formula="of:=[.A33]" office:value-type="string" office:string-value="Cl_1_3">
            <text:p>Cl_1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3 фільтра #1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2">
            <text:p>32</text:p>
          </table:table-cell>
          <table:table-cell/>
          <table:table-cell table:formula="of:=[.A34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4 фільтра #1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3">
            <text:p>33</text:p>
          </table:table-cell>
          <table:table-cell/>
          <table:table-cell table:formula="of:=[.A35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5 фільтра #1</text:p>
          </table:table-cell>
        </table:table-row>
        <table:table-row table:style-name="ro1">
          <table:table-cell table:formula="of:=[Value.A37]" office:value-type="string" office:string-value="Cl_2_1">
            <text:p>Cl_2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4">
            <text:p>34</text:p>
          </table:table-cell>
          <table:table-cell/>
          <table:table-cell table:formula="of:=[.A36]" office:value-type="string" office:string-value="Cl_2_1">
            <text:p>Cl_2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1 фільтра #2</text:p>
          </table:table-cell>
        </table:table-row>
        <table:table-row table:style-name="ro1">
          <table:table-cell table:formula="of:=[Value.A38]" office:value-type="string" office:string-value="Cl_2_2">
            <text:p>Cl_2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5">
            <text:p>35</text:p>
          </table:table-cell>
          <table:table-cell/>
          <table:table-cell table:formula="of:=[.A37]" office:value-type="string" office:string-value="Cl_2_2">
            <text:p>Cl_2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2 фільтра #2</text:p>
          </table:table-cell>
        </table:table-row>
        <table:table-row table:style-name="ro1">
          <table:table-cell table:formula="of:=[Value.A39]" office:value-type="string" office:string-value="Cl_2_3">
            <text:p>Cl_2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6">
            <text:p>36</text:p>
          </table:table-cell>
          <table:table-cell/>
          <table:table-cell table:formula="of:=[.A38]" office:value-type="string" office:string-value="Cl_2_3">
            <text:p>Cl_2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3 фільтра #2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7">
            <text:p>37</text:p>
          </table:table-cell>
          <table:table-cell/>
          <table:table-cell table:formula="of:=[.A39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4 фільтра #2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8">
            <text:p>38</text:p>
          </table:table-cell>
          <table:table-cell/>
          <table:table-cell table:formula="of:=[.A40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5 фільтра #2</text:p>
          </table:table-cell>
        </table:table-row>
        <table:table-row table:style-name="ro1">
          <table:table-cell table:formula="of:=[Value.A40]" office:value-type="string" office:string-value="Cl_3_1">
            <text:p>Cl_3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9">
            <text:p>39</text:p>
          </table:table-cell>
          <table:table-cell/>
          <table:table-cell table:formula="of:=[.A41]" office:value-type="string" office:string-value="Cl_3_1">
            <text:p>Cl_3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1 фільтра #3</text:p>
          </table:table-cell>
        </table:table-row>
        <table:table-row table:style-name="ro1">
          <table:table-cell table:formula="of:=[Value.A41]" office:value-type="string" office:string-value="Cl_3_2">
            <text:p>Cl_3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0">
            <text:p>40</text:p>
          </table:table-cell>
          <table:table-cell/>
          <table:table-cell table:formula="of:=[.A42]" office:value-type="string" office:string-value="Cl_3_2">
            <text:p>Cl_3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2 фільтра #3</text:p>
          </table:table-cell>
        </table:table-row>
        <table:table-row table:style-name="ro1">
          <table:table-cell table:formula="of:=[Value.A42]" office:value-type="string" office:string-value="Cl_3_3">
            <text:p>Cl_3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1">
            <text:p>41</text:p>
          </table:table-cell>
          <table:table-cell/>
          <table:table-cell table:formula="of:=[.A43]" office:value-type="string" office:string-value="Cl_3_3">
            <text:p>Cl_3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3 фільтра #3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2">
            <text:p>42</text:p>
          </table:table-cell>
          <table:table-cell/>
          <table:table-cell table:formula="of:=[.A44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4 фільтра #3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3">
            <text:p>43</text:p>
          </table:table-cell>
          <table:table-cell/>
          <table:table-cell table:formula="of:=[.A45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5 фільтра #3</text:p>
          </table:table-cell>
        </table:table-row>
        <table:table-row table:style-name="ro1">
          <table:table-cell table:formula="of:=[Value.A43]" office:value-type="string" office:string-value="Cl_4_1">
            <text:p>Cl_4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4">
            <text:p>44</text:p>
          </table:table-cell>
          <table:table-cell/>
          <table:table-cell table:formula="of:=[.A46]" office:value-type="string" office:string-value="Cl_4_1">
            <text:p>Cl_4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1 фільтра #4</text:p>
          </table:table-cell>
        </table:table-row>
        <table:table-row table:style-name="ro1">
          <table:table-cell table:formula="of:=[Value.A44]" office:value-type="string" office:string-value="Cl_4_2">
            <text:p>Cl_4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5">
            <text:p>45</text:p>
          </table:table-cell>
          <table:table-cell/>
          <table:table-cell table:formula="of:=[.A47]" office:value-type="string" office:string-value="Cl_4_2">
            <text:p>Cl_4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2 фільтра #4</text:p>
          </table:table-cell>
        </table:table-row>
        <table:table-row table:style-name="ro1">
          <table:table-cell table:formula="of:=[Value.A45]" office:value-type="string" office:string-value="Cl_4_3">
            <text:p>Cl_4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6">
            <text:p>46</text:p>
          </table:table-cell>
          <table:table-cell/>
          <table:table-cell table:formula="of:=[.A48]" office:value-type="string" office:string-value="Cl_4_3">
            <text:p>Cl_4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3 фільтра #4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7">
            <text:p>47</text:p>
          </table:table-cell>
          <table:table-cell/>
          <table:table-cell table:formula="of:=[.A49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4 фільтра #4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8">
            <text:p>48</text:p>
          </table:table-cell>
          <table:table-cell/>
          <table:table-cell table:formula="of:=[.A50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5 фільтра #4</text:p>
          </table:table-cell>
        </table:table-row>
        <table:table-row table:style-name="ro1">
          <table:table-cell table:formula="of:=[Value.A46]" office:value-type="string" office:string-value="Cl_5_1">
            <text:p>Cl_5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9">
            <text:p>49</text:p>
          </table:table-cell>
          <table:table-cell/>
          <table:table-cell table:formula="of:=[.A51]" office:value-type="string" office:string-value="Cl_5_1">
            <text:p>Cl_5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1 фільтра #5</text:p>
          </table:table-cell>
        </table:table-row>
        <table:table-row table:style-name="ro1">
          <table:table-cell table:formula="of:=[Value.A47]" office:value-type="string" office:string-value="Cl_5_2">
            <text:p>Cl_5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0">
            <text:p>50</text:p>
          </table:table-cell>
          <table:table-cell/>
          <table:table-cell table:formula="of:=[.A52]" office:value-type="string" office:string-value="Cl_5_2">
            <text:p>Cl_5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2 фільтра #5</text:p>
          </table:table-cell>
        </table:table-row>
        <table:table-row table:style-name="ro1">
          <table:table-cell table:formula="of:=[Value.A48]" office:value-type="string" office:string-value="Cl_5_3">
            <text:p>Cl_5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1">
            <text:p>51</text:p>
          </table:table-cell>
          <table:table-cell/>
          <table:table-cell table:formula="of:=[.A53]" office:value-type="string" office:string-value="Cl_5_3">
            <text:p>Cl_5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3 фільтра #5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2">
            <text:p>52</text:p>
          </table:table-cell>
          <table:table-cell/>
          <table:table-cell table:formula="of:=[.A54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4 фільтра #5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3">
            <text:p>53</text:p>
          </table:table-cell>
          <table:table-cell/>
          <table:table-cell table:formula="of:=[.A55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5 фільтра #5</text:p>
          </table:table-cell>
        </table:table-row>
        <table:table-row table:style-name="ro1">
          <table:table-cell table:formula="of:=[Value.A49]" office:value-type="string" office:string-value="Cl_6_1">
            <text:p>Cl_6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4">
            <text:p>54</text:p>
          </table:table-cell>
          <table:table-cell/>
          <table:table-cell table:formula="of:=[.A56]" office:value-type="string" office:string-value="Cl_6_1">
            <text:p>Cl_6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1 фільтра #6</text:p>
          </table:table-cell>
        </table:table-row>
        <table:table-row table:style-name="ro1">
          <table:table-cell table:formula="of:=[Value.A50]" office:value-type="string" office:string-value="Cl_6_2">
            <text:p>Cl_6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5">
            <text:p>55</text:p>
          </table:table-cell>
          <table:table-cell/>
          <table:table-cell table:formula="of:=[.A57]" office:value-type="string" office:string-value="Cl_6_2">
            <text:p>Cl_6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2 фільтра #6</text:p>
          </table:table-cell>
        </table:table-row>
        <table:table-row table:style-name="ro1">
          <table:table-cell table:formula="of:=[Value.A51]" office:value-type="string" office:string-value="Cl_6_3">
            <text:p>Cl_6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6">
            <text:p>56</text:p>
          </table:table-cell>
          <table:table-cell/>
          <table:table-cell table:formula="of:=[.A58]" office:value-type="string" office:string-value="Cl_6_3">
            <text:p>Cl_6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3 фільтра #6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7">
            <text:p>57</text:p>
          </table:table-cell>
          <table:table-cell/>
          <table:table-cell table:formula="of:=[.A59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4 фільтра #6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8">
            <text:p>58</text:p>
          </table:table-cell>
          <table:table-cell/>
          <table:table-cell table:formula="of:=[.A60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5 фільтра #6</text:p>
          </table:table-cell>
        </table:table-row>
        <table:table-row table:style-name="ro1">
          <table:table-cell table:formula="of:=[Value.A58]" office:value-type="string" office:string-value="Vl_1_1">
            <text:p>Vl_1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9">
            <text:p>59</text:p>
          </table:table-cell>
          <table:table-cell/>
          <table:table-cell table:formula="of:=[.A61]" office:value-type="string" office:string-value="Vl_1_1">
            <text:p>Vl_1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1 фільтра #1</text:p>
          </table:table-cell>
        </table:table-row>
        <table:table-row table:style-name="ro1">
          <table:table-cell table:formula="of:=[Value.A59]" office:value-type="string" office:string-value="Vl_1_2">
            <text:p>Vl_1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0">
            <text:p>60</text:p>
          </table:table-cell>
          <table:table-cell/>
          <table:table-cell table:formula="of:=[.A62]" office:value-type="string" office:string-value="Vl_1_2">
            <text:p>Vl_1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2 фільтра #1</text:p>
          </table:table-cell>
        </table:table-row>
        <table:table-row table:style-name="ro1">
          <table:table-cell table:formula="of:=[Value.A60]" office:value-type="string" office:string-value="Vl_1_3">
            <text:p>Vl_1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1">
            <text:p>61</text:p>
          </table:table-cell>
          <table:table-cell/>
          <table:table-cell table:formula="of:=[.A63]" office:value-type="string" office:string-value="Vl_1_3">
            <text:p>Vl_1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3 фільтра #1</text:p>
          </table:table-cell>
        </table:table-row>
        <table:table-row table:style-name="ro1">
          <table:table-cell table:formula="of:=[Value.A61]" office:value-type="string" office:string-value="Vl_2_1">
            <text:p>Vl_2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2">
            <text:p>62</text:p>
          </table:table-cell>
          <table:table-cell/>
          <table:table-cell table:formula="of:=[.A64]" office:value-type="string" office:string-value="Vl_2_1">
            <text:p>Vl_2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4 фільтра #1</text:p>
          </table:table-cell>
        </table:table-row>
        <table:table-row table:style-name="ro1">
          <table:table-cell table:formula="of:=[Value.A62]" office:value-type="string" office:string-value="Vl_2_2">
            <text:p>Vl_2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3">
            <text:p>63</text:p>
          </table:table-cell>
          <table:table-cell/>
          <table:table-cell table:formula="of:=[.A65]" office:value-type="string" office:string-value="Vl_2_2">
            <text:p>Vl_2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5 фільтра #1</text:p>
          </table:table-cell>
        </table:table-row>
        <table:table-row table:style-name="ro1">
          <table:table-cell table:formula="of:=[Value.A61]" office:value-type="string" office:string-value="Vl_2_1">
            <text:p>Vl_2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4">
            <text:p>64</text:p>
          </table:table-cell>
          <table:table-cell/>
          <table:table-cell table:formula="of:=[.A66]" office:value-type="string" office:string-value="Vl_2_1">
            <text:p>Vl_2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1 фільтра #2</text:p>
          </table:table-cell>
        </table:table-row>
        <table:table-row table:style-name="ro1">
          <table:table-cell table:formula="of:=[Value.A62]" office:value-type="string" office:string-value="Vl_2_2">
            <text:p>Vl_2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5">
            <text:p>65</text:p>
          </table:table-cell>
          <table:table-cell/>
          <table:table-cell table:formula="of:=[.A67]" office:value-type="string" office:string-value="Vl_2_2">
            <text:p>Vl_2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2 фільтра #2</text:p>
          </table:table-cell>
        </table:table-row>
        <table:table-row table:style-name="ro1">
          <table:table-cell table:formula="of:=[Value.A63]" office:value-type="string" office:string-value="Vl_2_3">
            <text:p>Vl_2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6">
            <text:p>66</text:p>
          </table:table-cell>
          <table:table-cell/>
          <table:table-cell table:formula="of:=[.A68]" office:value-type="string" office:string-value="Vl_2_3">
            <text:p>Vl_2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3 фільтра #2</text:p>
          </table:table-cell>
        </table:table-row>
        <table:table-row table:style-name="ro1">
          <table:table-cell table:formula="of:=[Value.A66]" office:value-type="string" office:string-value="Vl_3_3">
            <text:p>Vl_3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7">
            <text:p>67</text:p>
          </table:table-cell>
          <table:table-cell/>
          <table:table-cell table:formula="of:=[.A69]" office:value-type="string" office:string-value="Vl_3_3">
            <text:p>Vl_3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4 фільтра #2</text:p>
          </table:table-cell>
        </table:table-row>
        <table:table-row table:style-name="ro1">
          <table:table-cell table:formula="of:=[Value.A67]" office:value-type="string" office:string-value="Vl_4_1">
            <text:p>Vl_4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8">
            <text:p>68</text:p>
          </table:table-cell>
          <table:table-cell/>
          <table:table-cell table:formula="of:=[.A70]" office:value-type="string" office:string-value="Vl_4_1">
            <text:p>Vl_4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5 фільтра #2</text:p>
          </table:table-cell>
        </table:table-row>
        <table:table-row table:style-name="ro1">
          <table:table-cell table:formula="of:=[Value.A64]" office:value-type="string" office:string-value="Vl_3_1">
            <text:p>Vl_3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9">
            <text:p>69</text:p>
          </table:table-cell>
          <table:table-cell/>
          <table:table-cell table:formula="of:=[.A71]" office:value-type="string" office:string-value="Vl_3_1">
            <text:p>Vl_3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1 фільтра #3</text:p>
          </table:table-cell>
        </table:table-row>
        <table:table-row table:style-name="ro1">
          <table:table-cell table:formula="of:=[Value.A65]" office:value-type="string" office:string-value="Vl_3_2">
            <text:p>Vl_3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0">
            <text:p>70</text:p>
          </table:table-cell>
          <table:table-cell/>
          <table:table-cell table:formula="of:=[.A72]" office:value-type="string" office:string-value="Vl_3_2">
            <text:p>Vl_3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2 фільтра #3</text:p>
          </table:table-cell>
        </table:table-row>
        <table:table-row table:style-name="ro1">
          <table:table-cell table:formula="of:=[Value.A66]" office:value-type="string" office:string-value="Vl_3_3">
            <text:p>Vl_3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1">
            <text:p>71</text:p>
          </table:table-cell>
          <table:table-cell/>
          <table:table-cell table:formula="of:=[.A73]" office:value-type="string" office:string-value="Vl_3_3">
            <text:p>Vl_3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3 фільтра #3</text:p>
          </table:table-cell>
        </table:table-row>
        <table:table-row table:style-name="ro1">
          <table:table-cell table:formula="of:=[Value.A70]" office:value-type="string" office:string-value="Vl_5_1">
            <text:p>Vl_5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2">
            <text:p>72</text:p>
          </table:table-cell>
          <table:table-cell/>
          <table:table-cell table:formula="of:=[.A74]" office:value-type="string" office:string-value="Vl_5_1">
            <text:p>Vl_5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4 фільтра #3</text:p>
          </table:table-cell>
        </table:table-row>
        <table:table-row table:style-name="ro1">
          <table:table-cell table:formula="of:=[Value.A71]" office:value-type="string" office:string-value="Vl_5_2">
            <text:p>Vl_5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3">
            <text:p>73</text:p>
          </table:table-cell>
          <table:table-cell/>
          <table:table-cell table:formula="of:=[.A75]" office:value-type="string" office:string-value="Vl_5_2">
            <text:p>Vl_5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5 фільтра #3</text:p>
          </table:table-cell>
        </table:table-row>
        <table:table-row table:style-name="ro1">
          <table:table-cell table:formula="of:=[Value.A67]" office:value-type="string" office:string-value="Vl_4_1">
            <text:p>Vl_4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4">
            <text:p>74</text:p>
          </table:table-cell>
          <table:table-cell/>
          <table:table-cell table:formula="of:=[.A76]" office:value-type="string" office:string-value="Vl_4_1">
            <text:p>Vl_4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1 фільтра #4</text:p>
          </table:table-cell>
        </table:table-row>
        <table:table-row table:style-name="ro1">
          <table:table-cell table:formula="of:=[Value.A68]" office:value-type="string" office:string-value="Vl_4_2">
            <text:p>Vl_4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5">
            <text:p>75</text:p>
          </table:table-cell>
          <table:table-cell/>
          <table:table-cell table:formula="of:=[.A77]" office:value-type="string" office:string-value="Vl_4_2">
            <text:p>Vl_4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2 фільтра #4</text:p>
          </table:table-cell>
        </table:table-row>
        <table:table-row table:style-name="ro1">
          <table:table-cell table:formula="of:=[Value.A69]" office:value-type="string" office:string-value="Vl_4_3">
            <text:p>Vl_4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6">
            <text:p>76</text:p>
          </table:table-cell>
          <table:table-cell/>
          <table:table-cell table:formula="of:=[.A78]" office:value-type="string" office:string-value="Vl_4_3">
            <text:p>Vl_4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3 фільтра #4</text:p>
          </table:table-cell>
        </table:table-row>
        <table:table-row table:style-name="ro1">
          <table:table-cell table:formula="of:=[Value.A73]" office:value-type="string" office:string-value="Vl_6_1">
            <text:p>Vl_6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7">
            <text:p>77</text:p>
          </table:table-cell>
          <table:table-cell/>
          <table:table-cell table:formula="of:=[.A79]" office:value-type="string" office:string-value="Vl_6_1">
            <text:p>Vl_6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4 фільтра #4</text:p>
          </table:table-cell>
        </table:table-row>
        <table:table-row table:style-name="ro1">
          <table:table-cell table:formula="of:=[Value.A74]" office:value-type="string" office:string-value="Vl_6_2">
            <text:p>Vl_6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8">
            <text:p>78</text:p>
          </table:table-cell>
          <table:table-cell/>
          <table:table-cell table:formula="of:=[.A80]" office:value-type="string" office:string-value="Vl_6_2">
            <text:p>Vl_6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5 фільтра #4</text:p>
          </table:table-cell>
        </table:table-row>
        <table:table-row table:style-name="ro1">
          <table:table-cell table:formula="of:=[Value.A70]" office:value-type="string" office:string-value="Vl_5_1">
            <text:p>Vl_5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9">
            <text:p>79</text:p>
          </table:table-cell>
          <table:table-cell/>
          <table:table-cell table:formula="of:=[.A81]" office:value-type="string" office:string-value="Vl_5_1">
            <text:p>Vl_5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1 фільтра #5</text:p>
          </table:table-cell>
        </table:table-row>
        <table:table-row table:style-name="ro1">
          <table:table-cell table:formula="of:=[Value.A71]" office:value-type="string" office:string-value="Vl_5_2">
            <text:p>Vl_5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0">
            <text:p>80</text:p>
          </table:table-cell>
          <table:table-cell/>
          <table:table-cell table:formula="of:=[.A82]" office:value-type="string" office:string-value="Vl_5_2">
            <text:p>Vl_5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2 фільтра #5</text:p>
          </table:table-cell>
        </table:table-row>
        <table:table-row table:style-name="ro1">
          <table:table-cell table:formula="of:=[Value.A72]" office:value-type="string" office:string-value="Vl_5_3">
            <text:p>Vl_5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1">
            <text:p>81</text:p>
          </table:table-cell>
          <table:table-cell/>
          <table:table-cell table:formula="of:=[.A83]" office:value-type="string" office:string-value="Vl_5_3">
            <text:p>Vl_5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3 фільтра #5</text:p>
          </table:table-cell>
        </table:table-row>
        <table:table-row table:style-name="ro1">
          <table:table-cell table:formula="of:=[Value.A81]" office:value-type="string" office:string-value="Vl_8_3">
            <text:p>Vl_8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2">
            <text:p>82</text:p>
          </table:table-cell>
          <table:table-cell/>
          <table:table-cell table:formula="of:=[.A84]" office:value-type="string" office:string-value="Vl_8_3">
            <text:p>Vl_8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4 фільтра #5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3">
            <text:p>83</text:p>
          </table:table-cell>
          <table:table-cell/>
          <table:table-cell table:formula="of:=[.A85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5 фільтра #5</text:p>
          </table:table-cell>
        </table:table-row>
        <table:table-row table:style-name="ro1">
          <table:table-cell table:formula="of:=[Value.A73]" office:value-type="string" office:string-value="Vl_6_1">
            <text:p>Vl_6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4">
            <text:p>84</text:p>
          </table:table-cell>
          <table:table-cell/>
          <table:table-cell table:formula="of:=[.A86]" office:value-type="string" office:string-value="Vl_6_1">
            <text:p>Vl_6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1 фільтра #6</text:p>
          </table:table-cell>
        </table:table-row>
        <table:table-row table:style-name="ro1">
          <table:table-cell table:formula="of:=[Value.A74]" office:value-type="string" office:string-value="Vl_6_2">
            <text:p>Vl_6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5">
            <text:p>85</text:p>
          </table:table-cell>
          <table:table-cell/>
          <table:table-cell table:formula="of:=[.A87]" office:value-type="string" office:string-value="Vl_6_2">
            <text:p>Vl_6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2 фільтра #6</text:p>
          </table:table-cell>
        </table:table-row>
        <table:table-row table:style-name="ro1">
          <table:table-cell table:formula="of:=[Value.A75]" office:value-type="string" office:string-value="Vl_6_3">
            <text:p>Vl_6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6">
            <text:p>86</text:p>
          </table:table-cell>
          <table:table-cell/>
          <table:table-cell table:formula="of:=[.A88]" office:value-type="string" office:string-value="Vl_6_3">
            <text:p>Vl_6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3 фільтра #6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7">
            <text:p>87</text:p>
          </table:table-cell>
          <table:table-cell/>
          <table:table-cell table:formula="of:=[.A89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4 фільтра #6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8">
            <text:p>88</text:p>
          </table:table-cell>
          <table:table-cell/>
          <table:table-cell table:formula="of:=[.A90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5 фільтра #6</text:p>
          </table:table-cell>
        </table:table-row>
        <table:table-row table:style-name="ro1">
          <table:table-cell table:formula="of:=[Value.A82]" office:value-type="string" office:string-value="Alm_1_1">
            <text:p>Alm_1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9">
            <text:p>89</text:p>
          </table:table-cell>
          <table:table-cell/>
          <table:table-cell table:formula="of:=[.A91]" office:value-type="string" office:string-value="Alm_1_1">
            <text:p>Alm_1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3]" office:value-type="string" office:string-value="Alm_1_2">
            <text:p>Alm_1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0">
            <text:p>90</text:p>
          </table:table-cell>
          <table:table-cell/>
          <table:table-cell table:formula="of:=[.A92]" office:value-type="string" office:string-value="Alm_1_2">
            <text:p>Alm_1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4]" office:value-type="string" office:string-value="Alm_1_3">
            <text:p>Alm_1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1">
            <text:p>91</text:p>
          </table:table-cell>
          <table:table-cell/>
          <table:table-cell table:formula="of:=[.A93]" office:value-type="string" office:string-value="Alm_1_3">
            <text:p>Alm_1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6]" office:value-type="string" office:string-value="Alm_2_1">
            <text:p>Alm_2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2">
            <text:p>92</text:p>
          </table:table-cell>
          <table:table-cell/>
          <table:table-cell table:formula="of:=[.A94]" office:value-type="string" office:string-value="Alm_2_1">
            <text:p>Alm_2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7]" office:value-type="string" office:string-value="Alm_2_2">
            <text:p>Alm_2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3">
            <text:p>93</text:p>
          </table:table-cell>
          <table:table-cell/>
          <table:table-cell table:formula="of:=[.A95]" office:value-type="string" office:string-value="Alm_2_2">
            <text:p>Alm_2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8]" office:value-type="string" office:string-value="Alm_2_3">
            <text:p>Alm_2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4">
            <text:p>94</text:p>
          </table:table-cell>
          <table:table-cell/>
          <table:table-cell table:formula="of:=[.A96]" office:value-type="string" office:string-value="Alm_2_3">
            <text:p>Alm_2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6]" office:value-type="string" office:string-value="Alm_2_1">
            <text:p>Alm_2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5">
            <text:p>95</text:p>
          </table:table-cell>
          <table:table-cell/>
          <table:table-cell table:formula="of:=[.A97]" office:value-type="string" office:string-value="Alm_2_1">
            <text:p>Alm_2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7]" office:value-type="string" office:string-value="Alm_2_2">
            <text:p>Alm_2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6">
            <text:p>96</text:p>
          </table:table-cell>
          <table:table-cell/>
          <table:table-cell table:formula="of:=[.A98]" office:value-type="string" office:string-value="Alm_2_2">
            <text:p>Alm_2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8]" office:value-type="string" office:string-value="Alm_2_3">
            <text:p>Alm_2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7">
            <text:p>97</text:p>
          </table:table-cell>
          <table:table-cell/>
          <table:table-cell table:formula="of:=[.A99]" office:value-type="string" office:string-value="Alm_2_3">
            <text:p>Alm_2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4]" office:value-type="string" office:string-value="Alm_4_1">
            <text:p>Alm_4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8">
            <text:p>98</text:p>
          </table:table-cell>
          <table:table-cell/>
          <table:table-cell table:formula="of:=[.A100]" office:value-type="string" office:string-value="Alm_4_1">
            <text:p>Alm_4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5]" office:value-type="string" office:string-value="Alm_4_2">
            <text:p>Alm_4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9">
            <text:p>99</text:p>
          </table:table-cell>
          <table:table-cell/>
          <table:table-cell table:formula="of:=[.A101]" office:value-type="string" office:string-value="Alm_4_2">
            <text:p>Alm_4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6]" office:value-type="string" office:string-value="Alm_4_3">
            <text:p>Alm_4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0">
            <text:p>100</text:p>
          </table:table-cell>
          <table:table-cell/>
          <table:table-cell table:formula="of:=[.A102]" office:value-type="string" office:string-value="Alm_4_3">
            <text:p>Alm_4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0]" office:value-type="string" office:string-value="Alm_3_1">
            <text:p>Alm_3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1">
            <text:p>101</text:p>
          </table:table-cell>
          <table:table-cell/>
          <table:table-cell table:formula="of:=[.A103]" office:value-type="string" office:string-value="Alm_3_1">
            <text:p>Alm_3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1]" office:value-type="string" office:string-value="Alm_3_2">
            <text:p>Alm_3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2">
            <text:p>102</text:p>
          </table:table-cell>
          <table:table-cell/>
          <table:table-cell table:formula="of:=[.A104]" office:value-type="string" office:string-value="Alm_3_2">
            <text:p>Alm_3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2]" office:value-type="string" office:string-value="Alm_3_3">
            <text:p>Alm_3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3">
            <text:p>103</text:p>
          </table:table-cell>
          <table:table-cell/>
          <table:table-cell table:formula="of:=[.A105]" office:value-type="string" office:string-value="Alm_3_3">
            <text:p>Alm_3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2]" office:value-type="string" office:string-value="Alm_6_1">
            <text:p>Alm_6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4">
            <text:p>104</text:p>
          </table:table-cell>
          <table:table-cell/>
          <table:table-cell table:formula="of:=[.A106]" office:value-type="string" office:string-value="Alm_6_1">
            <text:p>Alm_6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3]" office:value-type="string" office:string-value="Alm_6_2">
            <text:p>Alm_6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5">
            <text:p>105</text:p>
          </table:table-cell>
          <table:table-cell/>
          <table:table-cell table:formula="of:=[.A107]" office:value-type="string" office:string-value="Alm_6_2">
            <text:p>Alm_6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4]" office:value-type="string" office:string-value="Alm_6_3">
            <text:p>Alm_6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6">
            <text:p>106</text:p>
          </table:table-cell>
          <table:table-cell/>
          <table:table-cell table:formula="of:=[.A108]" office:value-type="string" office:string-value="Alm_6_3">
            <text:p>Alm_6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4]" office:value-type="string" office:string-value="Alm_4_1">
            <text:p>Alm_4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7">
            <text:p>107</text:p>
          </table:table-cell>
          <table:table-cell/>
          <table:table-cell table:formula="of:=[.A109]" office:value-type="string" office:string-value="Alm_4_1">
            <text:p>Alm_4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5]" office:value-type="string" office:string-value="Alm_4_2">
            <text:p>Alm_4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8">
            <text:p>108</text:p>
          </table:table-cell>
          <table:table-cell/>
          <table:table-cell table:formula="of:=[.A110]" office:value-type="string" office:string-value="Alm_4_2">
            <text:p>Alm_4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6]" office:value-type="string" office:string-value="Alm_4_3">
            <text:p>Alm_4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9">
            <text:p>109</text:p>
          </table:table-cell>
          <table:table-cell/>
          <table:table-cell table:formula="of:=[.A111]" office:value-type="string" office:string-value="Alm_4_3">
            <text:p>Alm_4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0]" office:value-type="string" office:string-value="Alm_8_1">
            <text:p>Alm_8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0">
            <text:p>110</text:p>
          </table:table-cell>
          <table:table-cell/>
          <table:table-cell table:formula="of:=[.A112]" office:value-type="string" office:string-value="Alm_8_1">
            <text:p>Alm_8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1]" office:value-type="string" office:string-value="Alm_8_2">
            <text:p>Alm_8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1">
            <text:p>111</text:p>
          </table:table-cell>
          <table:table-cell/>
          <table:table-cell table:formula="of:=[.A113]" office:value-type="string" office:string-value="Alm_8_2">
            <text:p>Alm_8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2]" office:value-type="string" office:string-value="Alm_8_3">
            <text:p>Alm_8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2">
            <text:p>112</text:p>
          </table:table-cell>
          <table:table-cell/>
          <table:table-cell table:formula="of:=[.A114]" office:value-type="string" office:string-value="Alm_8_3">
            <text:p>Alm_8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8]" office:value-type="string" office:string-value="Alm_5_1">
            <text:p>Alm_5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3">
            <text:p>113</text:p>
          </table:table-cell>
          <table:table-cell/>
          <table:table-cell table:formula="of:=[.A115]" office:value-type="string" office:string-value="Alm_5_1">
            <text:p>Alm_5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9]" office:value-type="string" office:string-value="Alm_5_2">
            <text:p>Alm_5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4">
            <text:p>114</text:p>
          </table:table-cell>
          <table:table-cell/>
          <table:table-cell table:formula="of:=[.A116]" office:value-type="string" office:string-value="Alm_5_2">
            <text:p>Alm_5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0]" office:value-type="string" office:string-value="Alm_5_3">
            <text:p>Alm_5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5">
            <text:p>115</text:p>
          </table:table-cell>
          <table:table-cell/>
          <table:table-cell table:formula="of:=[.A117]" office:value-type="string" office:string-value="Alm_5_3">
            <text:p>Alm_5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6">
            <text:p>116</text:p>
          </table:table-cell>
          <table:table-cell/>
          <table:table-cell table:formula="of:=[.A118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7">
            <text:p>117</text:p>
          </table:table-cell>
          <table:table-cell/>
          <table:table-cell table:formula="of:=[.A119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8">
            <text:p>118</text:p>
          </table:table-cell>
          <table:table-cell/>
          <table:table-cell table:formula="of:=[.A120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2]" office:value-type="string" office:string-value="Alm_6_1">
            <text:p>Alm_6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9">
            <text:p>119</text:p>
          </table:table-cell>
          <table:table-cell/>
          <table:table-cell table:formula="of:=[.A121]" office:value-type="string" office:string-value="Alm_6_1">
            <text:p>Alm_6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3]" office:value-type="string" office:string-value="Alm_6_2">
            <text:p>Alm_6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0">
            <text:p>120</text:p>
          </table:table-cell>
          <table:table-cell/>
          <table:table-cell table:formula="of:=[.A122]" office:value-type="string" office:string-value="Alm_6_2">
            <text:p>Alm_6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4]" office:value-type="string" office:string-value="Alm_6_3">
            <text:p>Alm_6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1">
            <text:p>121</text:p>
          </table:table-cell>
          <table:table-cell/>
          <table:table-cell table:formula="of:=[.A123]" office:value-type="string" office:string-value="Alm_6_3">
            <text:p>Alm_6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2">
            <text:p>122</text:p>
          </table:table-cell>
          <table:table-cell/>
          <table:table-cell table:formula="of:=[.A124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3">
            <text:p>123</text:p>
          </table:table-cell>
          <table:table-cell/>
          <table:table-cell table:formula="of:=[.A125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4">
            <text:p>124</text:p>
          </table:table-cell>
          <table:table-cell/>
          <table:table-cell table:formula="of:=[.A126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4]" office:value-type="string" office:string-value="Half_1_">
            <text:p>Half_1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5">
            <text:p>125</text:p>
          </table:table-cell>
          <table:table-cell/>
          <table:table-cell table:formula="of:=[.A127]" office:value-type="string" office:string-value="Half_1_">
            <text:p>Half_1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5]" office:value-type="string" office:string-value="Half_2_">
            <text:p>Half_2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6">
            <text:p>126</text:p>
          </table:table-cell>
          <table:table-cell/>
          <table:table-cell table:formula="of:=[.A128]" office:value-type="string" office:string-value="Half_2_">
            <text:p>Half_2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6]" office:value-type="string" office:string-value="Half_3_">
            <text:p>Half_3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7">
            <text:p>127</text:p>
          </table:table-cell>
          <table:table-cell/>
          <table:table-cell table:formula="of:=[.A129]" office:value-type="string" office:string-value="Half_3_">
            <text:p>Half_3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7]" office:value-type="string" office:string-value="Half_4_">
            <text:p>Half_4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8">
            <text:p>128</text:p>
          </table:table-cell>
          <table:table-cell/>
          <table:table-cell table:formula="of:=[.A130]" office:value-type="string" office:string-value="Half_4_">
            <text:p>Half_4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8]" office:value-type="string" office:string-value="Half_5_">
            <text:p>Half_5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9">
            <text:p>129</text:p>
          </table:table-cell>
          <table:table-cell/>
          <table:table-cell table:formula="of:=[.A131]" office:value-type="string" office:string-value="Half_5_">
            <text:p>Half_5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9]" office:value-type="string" office:string-value="Half_6_">
            <text:p>Half_6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0">
            <text:p>130</text:p>
          </table:table-cell>
          <table:table-cell/>
          <table:table-cell table:formula="of:=[.A132]" office:value-type="string" office:string-value="Half_6_">
            <text:p>Half_6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22]" office:value-type="string" office:string-value="Full_1_">
            <text:p>Full_1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1">
            <text:p>131</text:p>
          </table:table-cell>
          <table:table-cell/>
          <table:table-cell table:formula="of:=[.A133]" office:value-type="string" office:string-value="Full_1_">
            <text:p>Full_1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23]" office:value-type="string" office:string-value="Full_2_">
            <text:p>Full_2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2">
            <text:p>132</text:p>
          </table:table-cell>
          <table:table-cell/>
          <table:table-cell table:formula="of:=[.A134]" office:value-type="string" office:string-value="Full_2_">
            <text:p>Full_2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24]" office:value-type="string" office:string-value="Full_3_">
            <text:p>Full_3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3">
            <text:p>133</text:p>
          </table:table-cell>
          <table:table-cell/>
          <table:table-cell table:formula="of:=[.A135]" office:value-type="string" office:string-value="Full_3_">
            <text:p>Full_3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25]" office:value-type="string" office:string-value="Full_4_">
            <text:p>Full_4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4">
            <text:p>134</text:p>
          </table:table-cell>
          <table:table-cell/>
          <table:table-cell table:formula="of:=[.A136]" office:value-type="string" office:string-value="Full_4_">
            <text:p>Full_4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26]" office:value-type="string" office:string-value="Full_5_">
            <text:p>Full_5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5">
            <text:p>135</text:p>
          </table:table-cell>
          <table:table-cell/>
          <table:table-cell table:formula="of:=[.A137]" office:value-type="string" office:string-value="Full_5_">
            <text:p>Full_5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27]" office:value-type="string" office:string-value="Full_6_">
            <text:p>Full_6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6">
            <text:p>136</text:p>
          </table:table-cell>
          <table:table-cell/>
          <table:table-cell table:formula="of:=[.A138]" office:value-type="string" office:string-value="Full_6_">
            <text:p>Full_6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0]" office:value-type="string" office:string-value="Alarm">
            <text:p>Alarm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7">
            <text:p>137</text:p>
          </table:table-cell>
          <table:table-cell/>
          <table:table-cell table:formula="of:=[.A139]" office:value-type="string" office:string-value="Alarm">
            <text:p>Alarm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1]" office:value-type="string" office:string-value="a_L_nfs">
            <text:p>a_L_nf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8">
            <text:p>138</text:p>
          </table:table-cell>
          <table:table-cell/>
          <table:table-cell table:formula="of:=[.A140]" office:value-type="string" office:string-value="a_L_nfs">
            <text:p>a_L_nf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2]" office:value-type="string" office:string-value="a_L_nz">
            <text:p>a_L_nz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9">
            <text:p>139</text:p>
          </table:table-cell>
          <table:table-cell/>
          <table:table-cell table:formula="of:=[.A141]" office:value-type="string" office:string-value="a_L_nz">
            <text:p>a_L_nz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3]" office:value-type="string" office:string-value="a_L_sus">
            <text:p>a_L_su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0">
            <text:p>140</text:p>
          </table:table-cell>
          <table:table-cell/>
          <table:table-cell table:formula="of:=[.A142]" office:value-type="string" office:string-value="a_L_sus">
            <text:p>a_L_su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4]" office:value-type="string" office:string-value="a_L_cs">
            <text:p>a_L_c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1">
            <text:p>141</text:p>
          </table:table-cell>
          <table:table-cell/>
          <table:table-cell table:formula="of:=[.A143]" office:value-type="string" office:string-value="a_L_cs">
            <text:p>a_L_c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5]" office:value-type="string" office:string-value="a_T_s">
            <text:p>a_T_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2">
            <text:p>142</text:p>
          </table:table-cell>
          <table:table-cell/>
          <table:table-cell table:formula="of:=[.A144]" office:value-type="string" office:string-value="a_T_s">
            <text:p>a_T_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6]" office:value-type="string" office:string-value="r_l">
            <text:p>r_l</text:p>
          </table:table-cell>
          <table:table-cell/>
          <table:table-cell office:value-type="string">
            <text:p>smallint default '0',</text:p>
          </table:table-cell>
          <table:table-cell table:number-columns-repeated="3"/>
          <table:table-cell table:formula="of:=[.A145]" office:value-type="string" office:string-value="r_l">
            <text:p>r_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егенерації</text:p>
          </table:table-cell>
        </table:table-row>
        <table:table-row table:style-name="ro1">
          <table:table-cell table:formula="of:=[Value.A147]" office:value-type="string" office:string-value="G_cs">
            <text:p>G_c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3">
            <text:p>143</text:p>
          </table:table-cell>
          <table:table-cell/>
          <table:table-cell table:formula="of:=[.A146]" office:value-type="string" office:string-value="G_cs">
            <text:p>G_cs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string">
            <text:p>Витрата соку</text:p>
          </table:table-cell>
        </table:table-row>
        <table:table-row table:style-name="ro1">
          <table:table-cell table:formula="of:=[Value.A144]" office:value-type="string" office:string-value="L_sus">
            <text:p>L_su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4">
            <text:p>144</text:p>
          </table:table-cell>
          <table:table-cell/>
          <table:table-cell table:formula="of:=[.A147]" office:value-type="string" office:string-value="L_sus">
            <text:p>L_sus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Рівень в зб. Суспензії</text:p>
          </table:table-cell>
        </table:table-row>
        <table:table-row table:style-name="ro1">
          <table:table-cell table:formula="of:=[Value.A143]" office:value-type="string" office:string-value="L_nz">
            <text:p>L_nz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5">
            <text:p>145</text:p>
          </table:table-cell>
          <table:table-cell/>
          <table:table-cell table:formula="of:=[.A148]" office:value-type="string" office:string-value="L_nz">
            <text:p>L_nz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Рівень в нап. зб.</text:p>
          </table:table-cell>
        </table:table-row>
        <table:table-row table:style-name="ro1">
          <table:table-cell table:formula="of:=[Value.A145]" office:value-type="string" office:string-value="L_cs">
            <text:p>L_c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6">
            <text:p>146</text:p>
          </table:table-cell>
          <table:table-cell/>
          <table:table-cell table:formula="of:=[.A149]" office:value-type="string" office:string-value="L_cs">
            <text:p>L_cs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Рівень в нап. зб. Сусп.</text:p>
          </table:table-cell>
        </table:table-row>
        <table:table-row table:style-name="ro1">
          <table:table-cell table:formula="of:=[Value.A142]" office:value-type="string" office:string-value="L_nfs">
            <text:p>L_nf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7">
            <text:p>147</text:p>
          </table:table-cell>
          <table:table-cell/>
          <table:table-cell table:formula="of:=[.A150]" office:value-type="string" office:string-value="L_nfs">
            <text:p>L_nfs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Рівень в зб. нф. Соку</text:p>
          </table:table-cell>
        </table:table-row>
        <table:table-row table:style-name="ro1">
          <table:table-cell table:formula="of:=[Value.A146]" office:value-type="string" office:string-value="T_s">
            <text:p>T_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8">
            <text:p>148</text:p>
          </table:table-cell>
          <table:table-cell/>
          <table:table-cell table:formula="of:=[.A151]" office:value-type="string" office:string-value="T_s">
            <text:p>T_s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Температура соку</text:p>
          </table:table-cell>
        </table:table-row>
        <table:table-row table:style-name="ro1">
          <table:table-cell table:formula="of:=[Value.A145]" office:value-type="string" office:string-value="L_cs">
            <text:p>L_c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9">
            <text:p>149</text:p>
          </table:table-cell>
          <table:table-cell/>
          <table:table-cell table:formula="of:=[.A152]" office:value-type="string" office:string-value="L_cs">
            <text:p>L_cs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Рівень в збірнику фл. Соку</text:p>
          </table:table-cell>
        </table:table-row>
        <table:table-row table:style-name="ro1">
          <table:table-cell table:formula="of:=[Value.A148]" office:value-type="string" office:string-value="State_1_">
            <text:p>State_1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0">
            <text:p>150</text:p>
          </table:table-cell>
          <table:table-cell/>
          <table:table-cell table:formula="of:=[.A153]" office:value-type="string" office:string-value="State_1_">
            <text:p>State_1_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Стан програми фільтра 1</text:p>
          </table:table-cell>
        </table:table-row>
        <table:table-row table:style-name="ro1">
          <table:table-cell table:formula="of:=[Value.A149]" office:value-type="string" office:string-value="State_2_">
            <text:p>State_2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1">
            <text:p>151</text:p>
          </table:table-cell>
          <table:table-cell/>
          <table:table-cell table:formula="of:=[.A154]" office:value-type="string" office:string-value="State_2_">
            <text:p>State_2_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Стан програми фільтра 2</text:p>
          </table:table-cell>
        </table:table-row>
        <table:table-row table:style-name="ro1">
          <table:table-cell table:formula="of:=[Value.A150]" office:value-type="string" office:string-value="State_3_">
            <text:p>State_3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2">
            <text:p>152</text:p>
          </table:table-cell>
          <table:table-cell/>
          <table:table-cell table:formula="of:=[.A155]" office:value-type="string" office:string-value="State_3_">
            <text:p>State_3_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Стан програми фільтра 3</text:p>
          </table:table-cell>
        </table:table-row>
        <table:table-row table:style-name="ro1">
          <table:table-cell table:formula="of:=[Value.A151]" office:value-type="string" office:string-value="State_4_">
            <text:p>State_4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3">
            <text:p>153</text:p>
          </table:table-cell>
          <table:table-cell/>
          <table:table-cell table:formula="of:=[.A156]" office:value-type="string" office:string-value="State_4_">
            <text:p>State_4_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Стан програми фільтра 4</text:p>
          </table:table-cell>
        </table:table-row>
        <table:table-row table:style-name="ro1">
          <table:table-cell table:formula="of:=[Value.A152]" office:value-type="string" office:string-value="State_5_">
            <text:p>State_5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4">
            <text:p>154</text:p>
          </table:table-cell>
          <table:table-cell/>
          <table:table-cell table:formula="of:=[.A157]" office:value-type="string" office:string-value="State_5_">
            <text:p>State_5_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Стан програми фільтра 5</text:p>
          </table:table-cell>
        </table:table-row>
        <table:table-row table:style-name="ro1">
          <table:table-cell table:formula="of:=[Value.A153]" office:value-type="string" office:string-value="State_6_">
            <text:p>State_6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5">
            <text:p>155</text:p>
          </table:table-cell>
          <table:table-cell/>
          <table:table-cell table:formula="of:=[.A158]" office:value-type="string" office:string-value="State_6_">
            <text:p>State_6_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Стан програми фільтра 6</text:p>
          </table:table-cell>
        </table:table-row>
        <table:table-row table:style-name="ro1">
          <table:table-cell office:value-type="string">
            <text:p>primary key(Dt)) Engine = Innodb;</text:p>
          </table:table-cell>
          <table:table-cell table:number-columns-repeated="9"/>
        </table:table-row>
      </table:table>
      <table:table table:name="Аркуш6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</table:table-row>
        <table:table-row table:style-name="ro1">
          <table:table-cell table:formula="of:=[Value.A2]" office:value-type="string" office:string-value="Di_0">
            <text:p>Di_0</text:p>
          </table:table-cell>
          <table:table-cell table:formula="of:=[Value.B2]" office:value-type="float" office:value="10">
            <text:p>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3]" office:value-type="string" office:string-value="Di_1">
            <text:p>Di_1</text:p>
          </table:table-cell>
          <table:table-cell table:formula="of:=[Value.B3]" office:value-type="float" office:value="11">
            <text:p>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4]" office:value-type="string" office:string-value="Di_2">
            <text:p>Di_2</text:p>
          </table:table-cell>
          <table:table-cell table:formula="of:=[Value.B4]" office:value-type="float" office:value="12">
            <text:p>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5]" office:value-type="string" office:string-value="Di_3">
            <text:p>Di_3</text:p>
          </table:table-cell>
          <table:table-cell table:formula="of:=[Value.B5]" office:value-type="float" office:value="13">
            <text:p>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6]" office:value-type="string" office:string-value="Di_4">
            <text:p>Di_4</text:p>
          </table:table-cell>
          <table:table-cell table:formula="of:=[Value.B6]" office:value-type="float" office:value="14">
            <text:p>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7]" office:value-type="string" office:string-value="Di_5">
            <text:p>Di_5</text:p>
          </table:table-cell>
          <table:table-cell table:formula="of:=[Value.B7]" office:value-type="float" office:value="15">
            <text:p>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8]" office:value-type="string" office:string-value="Di_6">
            <text:p>Di_6</text:p>
          </table:table-cell>
          <table:table-cell table:formula="of:=[Value.B8]" office:value-type="float" office:value="16">
            <text:p>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9]" office:value-type="string" office:string-value="Di_7">
            <text:p>Di_7</text:p>
          </table:table-cell>
          <table:table-cell table:formula="of:=[Value.B9]" office:value-type="float" office:value="17">
            <text:p>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0]" office:value-type="string" office:string-value="Di_8">
            <text:p>Di_8</text:p>
          </table:table-cell>
          <table:table-cell table:formula="of:=[Value.B10]" office:value-type="float" office:value="18">
            <text:p>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1]" office:value-type="string" office:string-value="Di_9">
            <text:p>Di_9</text:p>
          </table:table-cell>
          <table:table-cell table:formula="of:=[Value.B11]" office:value-type="float" office:value="19">
            <text:p>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2]" office:value-type="string" office:string-value="Di_10">
            <text:p>Di_10</text:p>
          </table:table-cell>
          <table:table-cell table:formula="of:=[Value.B12]" office:value-type="float" office:value="20">
            <text:p>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3]" office:value-type="string" office:string-value="Di_11">
            <text:p>Di_11</text:p>
          </table:table-cell>
          <table:table-cell table:formula="of:=[Value.B13]" office:value-type="float" office:value="21">
            <text:p>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4]" office:value-type="string" office:string-value="Di_12">
            <text:p>Di_12</text:p>
          </table:table-cell>
          <table:table-cell table:formula="of:=[Value.B14]" office:value-type="float" office:value="22">
            <text:p>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5]" office:value-type="string" office:string-value="Di_13">
            <text:p>Di_13</text:p>
          </table:table-cell>
          <table:table-cell table:formula="of:=[Value.B15]" office:value-type="float" office:value="23">
            <text:p>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6]" office:value-type="string" office:string-value="Di_14">
            <text:p>Di_14</text:p>
          </table:table-cell>
          <table:table-cell table:formula="of:=[Value.B16]" office:value-type="float" office:value="24">
            <text:p>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7]" office:value-type="string" office:string-value="Di_15">
            <text:p>Di_15</text:p>
          </table:table-cell>
          <table:table-cell table:formula="of:=[Value.B17]" office:value-type="float" office:value="25">
            <text:p>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8]" office:value-type="string" office:string-value="Dio_1_">
            <text:p>Dio_1_</text:p>
          </table:table-cell>
          <table:table-cell table:formula="of:=[Value.B18]" office:value-type="float" office:value="26">
            <text:p>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9]" office:value-type="string" office:string-value="Dio_2_">
            <text:p>Dio_2_</text:p>
          </table:table-cell>
          <table:table-cell table:formula="of:=[Value.B19]" office:value-type="float" office:value="27">
            <text:p>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20]" office:value-type="string" office:string-value="Dio_3_">
            <text:p>Dio_3_</text:p>
          </table:table-cell>
          <table:table-cell table:formula="of:=[Value.B20]" office:value-type="float" office:value="28">
            <text:p>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21]" office:value-type="string" office:string-value="Dio_4_">
            <text:p>Dio_4_</text:p>
          </table:table-cell>
          <table:table-cell table:formula="of:=[Value.B21]" office:value-type="float" office:value="29">
            <text:p>2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22]" office:value-type="string" office:string-value="Dio_5_">
            <text:p>Dio_5_</text:p>
          </table:table-cell>
          <table:table-cell table:formula="of:=[Value.B22]" office:value-type="float" office:value="30">
            <text:p>3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23]" office:value-type="string" office:string-value="Dio_6_">
            <text:p>Dio_6_</text:p>
          </table:table-cell>
          <table:table-cell table:formula="of:=[Value.B23]" office:value-type="float" office:value="31">
            <text:p>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24]" office:value-type="string" office:string-value="Dio_7_">
            <text:p>Dio_7_</text:p>
          </table:table-cell>
          <table:table-cell table:formula="of:=[Value.B24]" office:value-type="float" office:value="32">
            <text:p>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25]" office:value-type="string" office:string-value="Dio_8_">
            <text:p>Dio_8_</text:p>
          </table:table-cell>
          <table:table-cell table:formula="of:=[Value.B25]" office:value-type="float" office:value="33">
            <text:p>3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26]" office:value-type="string" office:string-value="Amr_1_">
            <text:p>Amr_1_</text:p>
          </table:table-cell>
          <table:table-cell table:formula="of:=[Value.B26]" office:value-type="float" office:value="34">
            <text:p>3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27]" office:value-type="string" office:string-value="Amr_2_">
            <text:p>Amr_2_</text:p>
          </table:table-cell>
          <table:table-cell table:formula="of:=[Value.B27]" office:value-type="float" office:value="35">
            <text:p>3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28]" office:value-type="string" office:string-value="Amr_3_">
            <text:p>Amr_3_</text:p>
          </table:table-cell>
          <table:table-cell table:formula="of:=[Value.B28]" office:value-type="float" office:value="36">
            <text:p>3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29]" office:value-type="string" office:string-value="Amr_4_">
            <text:p>Amr_4_</text:p>
          </table:table-cell>
          <table:table-cell table:formula="of:=[Value.B29]" office:value-type="float" office:value="37">
            <text:p>3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30]" office:value-type="string" office:string-value="Amr_5_">
            <text:p>Amr_5_</text:p>
          </table:table-cell>
          <table:table-cell table:formula="of:=[Value.B30]" office:value-type="float" office:value="38">
            <text:p>3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31]" office:value-type="string" office:string-value="Amr_6_">
            <text:p>Amr_6_</text:p>
          </table:table-cell>
          <table:table-cell table:formula="of:=[Value.B31]" office:value-type="float" office:value="39">
            <text:p>3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32]" office:value-type="string" office:string-value="Amr_7_">
            <text:p>Amr_7_</text:p>
          </table:table-cell>
          <table:table-cell table:formula="of:=[Value.B32]" office:value-type="float" office:value="40">
            <text:p>4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33]" office:value-type="string" office:string-value="Amr_8_">
            <text:p>Amr_8_</text:p>
          </table:table-cell>
          <table:table-cell table:formula="of:=[Value.B33]" office:value-type="float" office:value="41">
            <text:p>4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34]" office:value-type="string" office:string-value="Cl_1_1">
            <text:p>Cl_1_1</text:p>
          </table:table-cell>
          <table:table-cell table:formula="of:=[Value.B34]" office:value-type="float" office:value="42">
            <text:p>4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35]" office:value-type="string" office:string-value="Cl_1_2">
            <text:p>Cl_1_2</text:p>
          </table:table-cell>
          <table:table-cell table:formula="of:=[Value.B35]" office:value-type="float" office:value="43">
            <text:p>4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36]" office:value-type="string" office:string-value="Cl_1_3">
            <text:p>Cl_1_3</text:p>
          </table:table-cell>
          <table:table-cell table:formula="of:=[Value.B36]" office:value-type="float" office:value="44">
            <text:p>4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37]" office:value-type="string" office:string-value="Cl_2_1">
            <text:p>Cl_2_1</text:p>
          </table:table-cell>
          <table:table-cell table:formula="of:=[Value.B37]" office:value-type="float" office:value="45">
            <text:p>4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38]" office:value-type="string" office:string-value="Cl_2_2">
            <text:p>Cl_2_2</text:p>
          </table:table-cell>
          <table:table-cell table:formula="of:=[Value.B38]" office:value-type="float" office:value="46">
            <text:p>4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39]" office:value-type="string" office:string-value="Cl_2_3">
            <text:p>Cl_2_3</text:p>
          </table:table-cell>
          <table:table-cell table:formula="of:=[Value.B39]" office:value-type="float" office:value="47">
            <text:p>4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40]" office:value-type="string" office:string-value="Cl_3_1">
            <text:p>Cl_3_1</text:p>
          </table:table-cell>
          <table:table-cell table:formula="of:=[Value.B40]" office:value-type="float" office:value="48">
            <text:p>4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41]" office:value-type="string" office:string-value="Cl_3_2">
            <text:p>Cl_3_2</text:p>
          </table:table-cell>
          <table:table-cell table:formula="of:=[Value.B41]" office:value-type="float" office:value="49">
            <text:p>4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42]" office:value-type="string" office:string-value="Cl_3_3">
            <text:p>Cl_3_3</text:p>
          </table:table-cell>
          <table:table-cell table:formula="of:=[Value.B42]" office:value-type="float" office:value="50">
            <text:p>5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43]" office:value-type="string" office:string-value="Cl_4_1">
            <text:p>Cl_4_1</text:p>
          </table:table-cell>
          <table:table-cell table:formula="of:=[Value.B43]" office:value-type="float" office:value="51">
            <text:p>5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44]" office:value-type="string" office:string-value="Cl_4_2">
            <text:p>Cl_4_2</text:p>
          </table:table-cell>
          <table:table-cell table:formula="of:=[Value.B44]" office:value-type="float" office:value="52">
            <text:p>5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45]" office:value-type="string" office:string-value="Cl_4_3">
            <text:p>Cl_4_3</text:p>
          </table:table-cell>
          <table:table-cell table:formula="of:=[Value.B45]" office:value-type="float" office:value="53">
            <text:p>5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46]" office:value-type="string" office:string-value="Cl_5_1">
            <text:p>Cl_5_1</text:p>
          </table:table-cell>
          <table:table-cell table:formula="of:=[Value.B46]" office:value-type="float" office:value="54">
            <text:p>5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47]" office:value-type="string" office:string-value="Cl_5_2">
            <text:p>Cl_5_2</text:p>
          </table:table-cell>
          <table:table-cell table:formula="of:=[Value.B47]" office:value-type="float" office:value="55">
            <text:p>5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48]" office:value-type="string" office:string-value="Cl_5_3">
            <text:p>Cl_5_3</text:p>
          </table:table-cell>
          <table:table-cell table:formula="of:=[Value.B48]" office:value-type="float" office:value="56">
            <text:p>5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49]" office:value-type="string" office:string-value="Cl_6_1">
            <text:p>Cl_6_1</text:p>
          </table:table-cell>
          <table:table-cell table:formula="of:=[Value.B49]" office:value-type="float" office:value="57">
            <text:p>5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50]" office:value-type="string" office:string-value="Cl_6_2">
            <text:p>Cl_6_2</text:p>
          </table:table-cell>
          <table:table-cell table:formula="of:=[Value.B50]" office:value-type="float" office:value="58">
            <text:p>5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51]" office:value-type="string" office:string-value="Cl_6_3">
            <text:p>Cl_6_3</text:p>
          </table:table-cell>
          <table:table-cell table:formula="of:=[Value.B51]" office:value-type="float" office:value="59">
            <text:p>5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52]" office:value-type="string" office:string-value="Cl_7_1">
            <text:p>Cl_7_1</text:p>
          </table:table-cell>
          <table:table-cell table:formula="of:=[Value.B52]" office:value-type="float" office:value="60">
            <text:p>6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53]" office:value-type="string" office:string-value="Cl_7_2">
            <text:p>Cl_7_2</text:p>
          </table:table-cell>
          <table:table-cell table:formula="of:=[Value.B53]" office:value-type="float" office:value="61">
            <text:p>6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54]" office:value-type="string" office:string-value="Cl_7_3">
            <text:p>Cl_7_3</text:p>
          </table:table-cell>
          <table:table-cell table:formula="of:=[Value.B54]" office:value-type="float" office:value="62">
            <text:p>6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55]" office:value-type="string" office:string-value="Cl_8_1">
            <text:p>Cl_8_1</text:p>
          </table:table-cell>
          <table:table-cell table:formula="of:=[Value.B55]" office:value-type="float" office:value="63">
            <text:p>6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56]" office:value-type="string" office:string-value="Cl_8_2">
            <text:p>Cl_8_2</text:p>
          </table:table-cell>
          <table:table-cell table:formula="of:=[Value.B56]" office:value-type="float" office:value="64">
            <text:p>6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57]" office:value-type="string" office:string-value="Cl_8_3">
            <text:p>Cl_8_3</text:p>
          </table:table-cell>
          <table:table-cell table:formula="of:=[Value.B57]" office:value-type="float" office:value="65">
            <text:p>6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58]" office:value-type="string" office:string-value="Vl_1_1">
            <text:p>Vl_1_1</text:p>
          </table:table-cell>
          <table:table-cell table:formula="of:=[Value.B58]" office:value-type="float" office:value="66">
            <text:p>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59]" office:value-type="string" office:string-value="Vl_1_2">
            <text:p>Vl_1_2</text:p>
          </table:table-cell>
          <table:table-cell table:formula="of:=[Value.B59]" office:value-type="float" office:value="67">
            <text:p>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60]" office:value-type="string" office:string-value="Vl_1_3">
            <text:p>Vl_1_3</text:p>
          </table:table-cell>
          <table:table-cell table:formula="of:=[Value.B60]" office:value-type="float" office:value="68">
            <text:p>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61]" office:value-type="string" office:string-value="Vl_2_1">
            <text:p>Vl_2_1</text:p>
          </table:table-cell>
          <table:table-cell table:formula="of:=[Value.B61]" office:value-type="float" office:value="69">
            <text:p>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62]" office:value-type="string" office:string-value="Vl_2_2">
            <text:p>Vl_2_2</text:p>
          </table:table-cell>
          <table:table-cell table:formula="of:=[Value.B62]" office:value-type="float" office:value="70">
            <text:p>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63]" office:value-type="string" office:string-value="Vl_2_3">
            <text:p>Vl_2_3</text:p>
          </table:table-cell>
          <table:table-cell table:formula="of:=[Value.B63]" office:value-type="float" office:value="71">
            <text:p>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64]" office:value-type="string" office:string-value="Vl_3_1">
            <text:p>Vl_3_1</text:p>
          </table:table-cell>
          <table:table-cell table:formula="of:=[Value.B64]" office:value-type="float" office:value="72">
            <text:p>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65]" office:value-type="string" office:string-value="Vl_3_2">
            <text:p>Vl_3_2</text:p>
          </table:table-cell>
          <table:table-cell table:formula="of:=[Value.B65]" office:value-type="float" office:value="73">
            <text:p>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66]" office:value-type="string" office:string-value="Vl_3_3">
            <text:p>Vl_3_3</text:p>
          </table:table-cell>
          <table:table-cell table:formula="of:=[Value.B66]" office:value-type="float" office:value="74">
            <text:p>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67]" office:value-type="string" office:string-value="Vl_4_1">
            <text:p>Vl_4_1</text:p>
          </table:table-cell>
          <table:table-cell table:formula="of:=[Value.B67]" office:value-type="float" office:value="75">
            <text:p>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68]" office:value-type="string" office:string-value="Vl_4_2">
            <text:p>Vl_4_2</text:p>
          </table:table-cell>
          <table:table-cell table:formula="of:=[Value.B68]" office:value-type="float" office:value="76">
            <text:p>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69]" office:value-type="string" office:string-value="Vl_4_3">
            <text:p>Vl_4_3</text:p>
          </table:table-cell>
          <table:table-cell table:formula="of:=[Value.B69]" office:value-type="float" office:value="77">
            <text:p>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70]" office:value-type="string" office:string-value="Vl_5_1">
            <text:p>Vl_5_1</text:p>
          </table:table-cell>
          <table:table-cell table:formula="of:=[Value.B70]" office:value-type="float" office:value="78">
            <text:p>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71]" office:value-type="string" office:string-value="Vl_5_2">
            <text:p>Vl_5_2</text:p>
          </table:table-cell>
          <table:table-cell table:formula="of:=[Value.B71]" office:value-type="float" office:value="79">
            <text:p>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72]" office:value-type="string" office:string-value="Vl_5_3">
            <text:p>Vl_5_3</text:p>
          </table:table-cell>
          <table:table-cell table:formula="of:=[Value.B72]" office:value-type="float" office:value="80">
            <text:p>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73]" office:value-type="string" office:string-value="Vl_6_1">
            <text:p>Vl_6_1</text:p>
          </table:table-cell>
          <table:table-cell table:formula="of:=[Value.B73]" office:value-type="float" office:value="81">
            <text:p>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74]" office:value-type="string" office:string-value="Vl_6_2">
            <text:p>Vl_6_2</text:p>
          </table:table-cell>
          <table:table-cell table:formula="of:=[Value.B74]" office:value-type="float" office:value="82">
            <text:p>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75]" office:value-type="string" office:string-value="Vl_6_3">
            <text:p>Vl_6_3</text:p>
          </table:table-cell>
          <table:table-cell table:formula="of:=[Value.B75]" office:value-type="float" office:value="83">
            <text:p>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76]" office:value-type="string" office:string-value="Vl_7_1">
            <text:p>Vl_7_1</text:p>
          </table:table-cell>
          <table:table-cell table:formula="of:=[Value.B76]" office:value-type="float" office:value="84">
            <text:p>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77]" office:value-type="string" office:string-value="Vl_7_2">
            <text:p>Vl_7_2</text:p>
          </table:table-cell>
          <table:table-cell table:formula="of:=[Value.B77]" office:value-type="float" office:value="85">
            <text:p>8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78]" office:value-type="string" office:string-value="Vl_7_3">
            <text:p>Vl_7_3</text:p>
          </table:table-cell>
          <table:table-cell table:formula="of:=[Value.B78]" office:value-type="float" office:value="86">
            <text:p>8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79]" office:value-type="string" office:string-value="Vl_8_1">
            <text:p>Vl_8_1</text:p>
          </table:table-cell>
          <table:table-cell table:formula="of:=[Value.B79]" office:value-type="float" office:value="87">
            <text:p>8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80]" office:value-type="string" office:string-value="Vl_8_2">
            <text:p>Vl_8_2</text:p>
          </table:table-cell>
          <table:table-cell table:formula="of:=[Value.B80]" office:value-type="float" office:value="88">
            <text:p>8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81]" office:value-type="string" office:string-value="Vl_8_3">
            <text:p>Vl_8_3</text:p>
          </table:table-cell>
          <table:table-cell table:formula="of:=[Value.B81]" office:value-type="float" office:value="89">
            <text:p>8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82]" office:value-type="string" office:string-value="Alm_1_1">
            <text:p>Alm_1_1</text:p>
          </table:table-cell>
          <table:table-cell table:formula="of:=[Value.B82]" office:value-type="float" office:value="90">
            <text:p>9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83]" office:value-type="string" office:string-value="Alm_1_2">
            <text:p>Alm_1_2</text:p>
          </table:table-cell>
          <table:table-cell table:formula="of:=[Value.B83]" office:value-type="float" office:value="91">
            <text:p>9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84]" office:value-type="string" office:string-value="Alm_1_3">
            <text:p>Alm_1_3</text:p>
          </table:table-cell>
          <table:table-cell table:formula="of:=[Value.B84]" office:value-type="float" office:value="92">
            <text:p>9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85]" office:value-type="string" office:string-value="Alm_1_6">
            <text:p>Alm_1_6</text:p>
          </table:table-cell>
          <table:table-cell table:formula="of:=[Value.B85]" office:value-type="float" office:value="93">
            <text:p>9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86]" office:value-type="string" office:string-value="Alm_2_1">
            <text:p>Alm_2_1</text:p>
          </table:table-cell>
          <table:table-cell table:formula="of:=[Value.B86]" office:value-type="float" office:value="94">
            <text:p>9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87]" office:value-type="string" office:string-value="Alm_2_2">
            <text:p>Alm_2_2</text:p>
          </table:table-cell>
          <table:table-cell table:formula="of:=[Value.B87]" office:value-type="float" office:value="95">
            <text:p>9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88]" office:value-type="string" office:string-value="Alm_2_3">
            <text:p>Alm_2_3</text:p>
          </table:table-cell>
          <table:table-cell table:formula="of:=[Value.B88]" office:value-type="float" office:value="96">
            <text:p>9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89]" office:value-type="string" office:string-value="Alm_2_6">
            <text:p>Alm_2_6</text:p>
          </table:table-cell>
          <table:table-cell table:formula="of:=[Value.B89]" office:value-type="float" office:value="97">
            <text:p>9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90]" office:value-type="string" office:string-value="Alm_3_1">
            <text:p>Alm_3_1</text:p>
          </table:table-cell>
          <table:table-cell table:formula="of:=[Value.B90]" office:value-type="float" office:value="98">
            <text:p>9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91]" office:value-type="string" office:string-value="Alm_3_2">
            <text:p>Alm_3_2</text:p>
          </table:table-cell>
          <table:table-cell table:formula="of:=[Value.B91]" office:value-type="float" office:value="99">
            <text:p>9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92]" office:value-type="string" office:string-value="Alm_3_3">
            <text:p>Alm_3_3</text:p>
          </table:table-cell>
          <table:table-cell table:formula="of:=[Value.B92]" office:value-type="float" office:value="100">
            <text:p>10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93]" office:value-type="string" office:string-value="Alm_3_6">
            <text:p>Alm_3_6</text:p>
          </table:table-cell>
          <table:table-cell table:formula="of:=[Value.B93]" office:value-type="float" office:value="101">
            <text:p>10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94]" office:value-type="string" office:string-value="Alm_4_1">
            <text:p>Alm_4_1</text:p>
          </table:table-cell>
          <table:table-cell table:formula="of:=[Value.B94]" office:value-type="float" office:value="102">
            <text:p>10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95]" office:value-type="string" office:string-value="Alm_4_2">
            <text:p>Alm_4_2</text:p>
          </table:table-cell>
          <table:table-cell table:formula="of:=[Value.B95]" office:value-type="float" office:value="103">
            <text:p>10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96]" office:value-type="string" office:string-value="Alm_4_3">
            <text:p>Alm_4_3</text:p>
          </table:table-cell>
          <table:table-cell table:formula="of:=[Value.B96]" office:value-type="float" office:value="104">
            <text:p>10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97]" office:value-type="string" office:string-value="Alm_4_6">
            <text:p>Alm_4_6</text:p>
          </table:table-cell>
          <table:table-cell table:formula="of:=[Value.B97]" office:value-type="float" office:value="105">
            <text:p>10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98]" office:value-type="string" office:string-value="Alm_5_1">
            <text:p>Alm_5_1</text:p>
          </table:table-cell>
          <table:table-cell table:formula="of:=[Value.B98]" office:value-type="float" office:value="106">
            <text:p>10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99]" office:value-type="string" office:string-value="Alm_5_2">
            <text:p>Alm_5_2</text:p>
          </table:table-cell>
          <table:table-cell table:formula="of:=[Value.B99]" office:value-type="float" office:value="107">
            <text:p>10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00]" office:value-type="string" office:string-value="Alm_5_3">
            <text:p>Alm_5_3</text:p>
          </table:table-cell>
          <table:table-cell table:formula="of:=[Value.B100]" office:value-type="float" office:value="108">
            <text:p>10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01]" office:value-type="string" office:string-value="Alm_5_6">
            <text:p>Alm_5_6</text:p>
          </table:table-cell>
          <table:table-cell table:formula="of:=[Value.B101]" office:value-type="float" office:value="109">
            <text:p>10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02]" office:value-type="string" office:string-value="Alm_6_1">
            <text:p>Alm_6_1</text:p>
          </table:table-cell>
          <table:table-cell table:formula="of:=[Value.B102]" office:value-type="float" office:value="110">
            <text:p>1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03]" office:value-type="string" office:string-value="Alm_6_2">
            <text:p>Alm_6_2</text:p>
          </table:table-cell>
          <table:table-cell table:formula="of:=[Value.B103]" office:value-type="float" office:value="111">
            <text:p>1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04]" office:value-type="string" office:string-value="Alm_6_3">
            <text:p>Alm_6_3</text:p>
          </table:table-cell>
          <table:table-cell table:formula="of:=[Value.B104]" office:value-type="float" office:value="112">
            <text:p>1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05]" office:value-type="string" office:string-value="Alm_6_6">
            <text:p>Alm_6_6</text:p>
          </table:table-cell>
          <table:table-cell table:formula="of:=[Value.B105]" office:value-type="float" office:value="113">
            <text:p>1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06]" office:value-type="string" office:string-value="Alm_7_1">
            <text:p>Alm_7_1</text:p>
          </table:table-cell>
          <table:table-cell table:formula="of:=[Value.B106]" office:value-type="float" office:value="114">
            <text:p>1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07]" office:value-type="string" office:string-value="Alm_7_2">
            <text:p>Alm_7_2</text:p>
          </table:table-cell>
          <table:table-cell table:formula="of:=[Value.B107]" office:value-type="float" office:value="115">
            <text:p>1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08]" office:value-type="string" office:string-value="Alm_7_3">
            <text:p>Alm_7_3</text:p>
          </table:table-cell>
          <table:table-cell table:formula="of:=[Value.B108]" office:value-type="float" office:value="116">
            <text:p>1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09]" office:value-type="string" office:string-value="Alm_7_6">
            <text:p>Alm_7_6</text:p>
          </table:table-cell>
          <table:table-cell table:formula="of:=[Value.B109]" office:value-type="float" office:value="117">
            <text:p>1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10]" office:value-type="string" office:string-value="Alm_8_1">
            <text:p>Alm_8_1</text:p>
          </table:table-cell>
          <table:table-cell table:formula="of:=[Value.B110]" office:value-type="float" office:value="118">
            <text:p>1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11]" office:value-type="string" office:string-value="Alm_8_2">
            <text:p>Alm_8_2</text:p>
          </table:table-cell>
          <table:table-cell table:formula="of:=[Value.B111]" office:value-type="float" office:value="119">
            <text:p>1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12]" office:value-type="string" office:string-value="Alm_8_3">
            <text:p>Alm_8_3</text:p>
          </table:table-cell>
          <table:table-cell table:formula="of:=[Value.B112]" office:value-type="float" office:value="120">
            <text:p>1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13]" office:value-type="string" office:string-value="Alm_8_6">
            <text:p>Alm_8_6</text:p>
          </table:table-cell>
          <table:table-cell table:formula="of:=[Value.B113]" office:value-type="float" office:value="121">
            <text:p>1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14]" office:value-type="string" office:string-value="Half_1_">
            <text:p>Half_1_</text:p>
          </table:table-cell>
          <table:table-cell table:formula="of:=[Value.B114]" office:value-type="float" office:value="122">
            <text:p>1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15]" office:value-type="string" office:string-value="Half_2_">
            <text:p>Half_2_</text:p>
          </table:table-cell>
          <table:table-cell table:formula="of:=[Value.B115]" office:value-type="float" office:value="123">
            <text:p>1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16]" office:value-type="string" office:string-value="Half_3_">
            <text:p>Half_3_</text:p>
          </table:table-cell>
          <table:table-cell table:formula="of:=[Value.B116]" office:value-type="float" office:value="124">
            <text:p>1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17]" office:value-type="string" office:string-value="Half_4_">
            <text:p>Half_4_</text:p>
          </table:table-cell>
          <table:table-cell table:formula="of:=[Value.B117]" office:value-type="float" office:value="125">
            <text:p>1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18]" office:value-type="string" office:string-value="Half_5_">
            <text:p>Half_5_</text:p>
          </table:table-cell>
          <table:table-cell table:formula="of:=[Value.B118]" office:value-type="float" office:value="126">
            <text:p>1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19]" office:value-type="string" office:string-value="Half_6_">
            <text:p>Half_6_</text:p>
          </table:table-cell>
          <table:table-cell table:formula="of:=[Value.B119]" office:value-type="float" office:value="127">
            <text:p>1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20]" office:value-type="string" office:string-value="Half_7_">
            <text:p>Half_7_</text:p>
          </table:table-cell>
          <table:table-cell table:formula="of:=[Value.B120]" office:value-type="float" office:value="128">
            <text:p>1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21]" office:value-type="string" office:string-value="Half_8_">
            <text:p>Half_8_</text:p>
          </table:table-cell>
          <table:table-cell table:formula="of:=[Value.B121]" office:value-type="float" office:value="129">
            <text:p>12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22]" office:value-type="string" office:string-value="Full_1_">
            <text:p>Full_1_</text:p>
          </table:table-cell>
          <table:table-cell table:formula="of:=[Value.B122]" office:value-type="float" office:value="130">
            <text:p>13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23]" office:value-type="string" office:string-value="Full_2_">
            <text:p>Full_2_</text:p>
          </table:table-cell>
          <table:table-cell table:formula="of:=[Value.B123]" office:value-type="float" office:value="131">
            <text:p>1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24]" office:value-type="string" office:string-value="Full_3_">
            <text:p>Full_3_</text:p>
          </table:table-cell>
          <table:table-cell table:formula="of:=[Value.B124]" office:value-type="float" office:value="132">
            <text:p>1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25]" office:value-type="string" office:string-value="Full_4_">
            <text:p>Full_4_</text:p>
          </table:table-cell>
          <table:table-cell table:formula="of:=[Value.B125]" office:value-type="float" office:value="133">
            <text:p>13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26]" office:value-type="string" office:string-value="Full_5_">
            <text:p>Full_5_</text:p>
          </table:table-cell>
          <table:table-cell table:formula="of:=[Value.B126]" office:value-type="float" office:value="134">
            <text:p>13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27]" office:value-type="string" office:string-value="Full_6_">
            <text:p>Full_6_</text:p>
          </table:table-cell>
          <table:table-cell table:formula="of:=[Value.B127]" office:value-type="float" office:value="135">
            <text:p>13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28]" office:value-type="string" office:string-value="Full_7_">
            <text:p>Full_7_</text:p>
          </table:table-cell>
          <table:table-cell table:formula="of:=[Value.B128]" office:value-type="float" office:value="136">
            <text:p>13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29]" office:value-type="string" office:string-value="Full_8_">
            <text:p>Full_8_</text:p>
          </table:table-cell>
          <table:table-cell table:formula="of:=[Value.B129]" office:value-type="float" office:value="137">
            <text:p>13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30]" office:value-type="string" office:string-value="Alarm">
            <text:p>Alarm</text:p>
          </table:table-cell>
          <table:table-cell table:formula="of:=[Value.B130]" office:value-type="float" office:value="138">
            <text:p>13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31]" office:value-type="string" office:string-value="a_L_nfs">
            <text:p>a_L_nfs</text:p>
          </table:table-cell>
          <table:table-cell table:formula="of:=[Value.B131]" office:value-type="float" office:value="139">
            <text:p>13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32]" office:value-type="string" office:string-value="a_L_nz">
            <text:p>a_L_nz</text:p>
          </table:table-cell>
          <table:table-cell table:formula="of:=[Value.B132]" office:value-type="float" office:value="140">
            <text:p>14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33]" office:value-type="string" office:string-value="a_L_sus">
            <text:p>a_L_sus</text:p>
          </table:table-cell>
          <table:table-cell table:formula="of:=[Value.B133]" office:value-type="float" office:value="141">
            <text:p>14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34]" office:value-type="string" office:string-value="a_L_cs">
            <text:p>a_L_cs</text:p>
          </table:table-cell>
          <table:table-cell table:formula="of:=[Value.B134]" office:value-type="float" office:value="142">
            <text:p>14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35]" office:value-type="string" office:string-value="a_T_s">
            <text:p>a_T_s</text:p>
          </table:table-cell>
          <table:table-cell table:formula="of:=[Value.B135]" office:value-type="float" office:value="143">
            <text:p>14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36]" office:value-type="string" office:string-value="r_l">
            <text:p>r_l</text:p>
          </table:table-cell>
          <table:table-cell table:formula="of:=[Value.B136]" office:value-type="float" office:value="144">
            <text:p>14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42]" office:value-type="string" office:string-value="L_nfs">
            <text:p>L_nfs</text:p>
          </table:table-cell>
          <table:table-cell table:formula="of:=[Value.B142]" office:value-type="float" office:value="145">
            <text:p>145</text:p>
          </table:table-cell>
          <table:table-cell table:formula="of:=[Value.D142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43]" office:value-type="string" office:string-value="L_nz">
            <text:p>L_nz</text:p>
          </table:table-cell>
          <table:table-cell table:formula="of:=[Value.B143]" office:value-type="float" office:value="146">
            <text:p>146</text:p>
          </table:table-cell>
          <table:table-cell table:formula="of:=[Value.D143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44]" office:value-type="string" office:string-value="L_sus">
            <text:p>L_sus</text:p>
          </table:table-cell>
          <table:table-cell table:formula="of:=[Value.B144]" office:value-type="float" office:value="147">
            <text:p>147</text:p>
          </table:table-cell>
          <table:table-cell table:formula="of:=[Value.D144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45]" office:value-type="string" office:string-value="L_cs">
            <text:p>L_cs</text:p>
          </table:table-cell>
          <table:table-cell table:formula="of:=[Value.B145]" office:value-type="float" office:value="148">
            <text:p>148</text:p>
          </table:table-cell>
          <table:table-cell table:formula="of:=[Value.D145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46]" office:value-type="string" office:string-value="T_s">
            <text:p>T_s</text:p>
          </table:table-cell>
          <table:table-cell table:formula="of:=[Value.B146]" office:value-type="float" office:value="149">
            <text:p>149</text:p>
          </table:table-cell>
          <table:table-cell table:formula="of:=[Value.D146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47]" office:value-type="string" office:string-value="G_cs">
            <text:p>G_cs</text:p>
          </table:table-cell>
          <table:table-cell table:formula="of:=[Value.B147]" office:value-type="float" office:value="150">
            <text:p>150</text:p>
          </table:table-cell>
          <table:table-cell table:formula="of:=[Value.D147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48]" office:value-type="string" office:string-value="State_1_">
            <text:p>State_1_</text:p>
          </table:table-cell>
          <table:table-cell table:formula="of:=[Value.B148]" office:value-type="float" office:value="151">
            <text:p>151</text:p>
          </table:table-cell>
          <table:table-cell table:formula="of:=[Value.D148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49]" office:value-type="string" office:string-value="State_2_">
            <text:p>State_2_</text:p>
          </table:table-cell>
          <table:table-cell table:formula="of:=[Value.B149]" office:value-type="float" office:value="152">
            <text:p>152</text:p>
          </table:table-cell>
          <table:table-cell table:formula="of:=[Value.D149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50]" office:value-type="string" office:string-value="State_3_">
            <text:p>State_3_</text:p>
          </table:table-cell>
          <table:table-cell table:formula="of:=[Value.B150]" office:value-type="float" office:value="153">
            <text:p>153</text:p>
          </table:table-cell>
          <table:table-cell table:formula="of:=[Value.D150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51]" office:value-type="string" office:string-value="State_4_">
            <text:p>State_4_</text:p>
          </table:table-cell>
          <table:table-cell table:formula="of:=[Value.B151]" office:value-type="float" office:value="154">
            <text:p>154</text:p>
          </table:table-cell>
          <table:table-cell table:formula="of:=[Value.D151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52]" office:value-type="string" office:string-value="State_5_">
            <text:p>State_5_</text:p>
          </table:table-cell>
          <table:table-cell table:formula="of:=[Value.B152]" office:value-type="float" office:value="155">
            <text:p>155</text:p>
          </table:table-cell>
          <table:table-cell table:formula="of:=[Value.D152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53]" office:value-type="string" office:string-value="State_6_">
            <text:p>State_6_</text:p>
          </table:table-cell>
          <table:table-cell table:formula="of:=[Value.B153]" office:value-type="float" office:value="156">
            <text:p>156</text:p>
          </table:table-cell>
          <table:table-cell table:formula="of:=[Value.D153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54]" office:value-type="string" office:string-value="State_7_">
            <text:p>State_7_</text:p>
          </table:table-cell>
          <table:table-cell table:formula="of:=[Value.B154]" office:value-type="float" office:value="157">
            <text:p>157</text:p>
          </table:table-cell>
          <table:table-cell table:formula="of:=[Value.D154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55]" office:value-type="string" office:string-value="State_8_">
            <text:p>State_8_</text:p>
          </table:table-cell>
          <table:table-cell table:formula="of:=[Value.B155]" office:value-type="float" office:value="158">
            <text:p>158</text:p>
          </table:table-cell>
          <table:table-cell table:formula="of:=[Value.D155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56]" office:value-type="string" office:string-value="Tper">
            <text:p>Tper</text:p>
          </table:table-cell>
          <table:table-cell table:formula="of:=[Value.B156]" office:value-type="float" office:value="159">
            <text:p>159</text:p>
          </table:table-cell>
          <table:table-cell table:formula="of:=[Value.D156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57]" office:value-type="string" office:string-value="Q">
            <text:p>Q</text:p>
          </table:table-cell>
          <table:table-cell table:formula="of:=[Value.B157]" office:value-type="float" office:value="160">
            <text:p>160</text:p>
          </table:table-cell>
          <table:table-cell table:formula="of:=[Value.D157]" office:value-type="string" office:string-value="Real">
            <text:p>Rea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58]" office:value-type="string" office:string-value="Nom_Cur">
            <text:p>Nom_Cur</text:p>
          </table:table-cell>
          <table:table-cell table:formula="of:=[Value.B158]" office:value-type="float" office:value="162">
            <text:p>162</text:p>
          </table:table-cell>
          <table:table-cell table:formula="of:=[Value.D158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59]" office:value-type="string" office:string-value="Tf_m_1_">
            <text:p>Tf_m_1_</text:p>
          </table:table-cell>
          <table:table-cell table:formula="of:=[Value.B159]" office:value-type="float" office:value="163">
            <text:p>163</text:p>
          </table:table-cell>
          <table:table-cell table:formula="of:=[Value.D15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Value.A160]" office:value-type="string" office:string-value="Tf_m_2_">
            <text:p>Tf_m_2_</text:p>
          </table:table-cell>
          <table:table-cell table:formula="of:=[Value.B160]" office:value-type="float" office:value="164">
            <text:p>164</text:p>
          </table:table-cell>
          <table:table-cell table:formula="of:=[Value.D16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Value.A161]" office:value-type="string" office:string-value="Tf_m_3_">
            <text:p>Tf_m_3_</text:p>
          </table:table-cell>
          <table:table-cell table:formula="of:=[Value.B161]" office:value-type="float" office:value="165">
            <text:p>165</text:p>
          </table:table-cell>
          <table:table-cell table:formula="of:=[Value.D16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Value.A162]" office:value-type="string" office:string-value="Tf_m_4_">
            <text:p>Tf_m_4_</text:p>
          </table:table-cell>
          <table:table-cell table:formula="of:=[Value.B162]" office:value-type="float" office:value="166">
            <text:p>166</text:p>
          </table:table-cell>
          <table:table-cell table:formula="of:=[Value.D16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Value.A163]" office:value-type="string" office:string-value="Tf_m_5_">
            <text:p>Tf_m_5_</text:p>
          </table:table-cell>
          <table:table-cell table:formula="of:=[Value.B163]" office:value-type="float" office:value="167">
            <text:p>167</text:p>
          </table:table-cell>
          <table:table-cell table:formula="of:=[Value.D16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Value.A164]" office:value-type="string" office:string-value="Tf_m_6_">
            <text:p>Tf_m_6_</text:p>
          </table:table-cell>
          <table:table-cell table:formula="of:=[Value.B164]" office:value-type="float" office:value="168">
            <text:p>168</text:p>
          </table:table-cell>
          <table:table-cell table:formula="of:=[Value.D164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Value.A165]" office:value-type="string" office:string-value="Tf_m_7_">
            <text:p>Tf_m_7_</text:p>
          </table:table-cell>
          <table:table-cell table:formula="of:=[Value.B165]" office:value-type="float" office:value="169">
            <text:p>169</text:p>
          </table:table-cell>
          <table:table-cell table:formula="of:=[Value.D165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Value.A166]" office:value-type="string" office:string-value="Tf_m_8_">
            <text:p>Tf_m_8_</text:p>
          </table:table-cell>
          <table:table-cell table:formula="of:=[Value.B166]" office:value-type="float" office:value="170">
            <text:p>170</text:p>
          </table:table-cell>
          <table:table-cell table:formula="of:=[Value.D166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Value.A167]" office:value-type="string" office:string-value="Tf_h_1_">
            <text:p>Tf_h_1_</text:p>
          </table:table-cell>
          <table:table-cell table:formula="of:=[Value.B167]" office:value-type="float" office:value="171">
            <text:p>171</text:p>
          </table:table-cell>
          <table:table-cell table:formula="of:=[Value.D167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Value.A168]" office:value-type="string" office:string-value="Tf_h_2_">
            <text:p>Tf_h_2_</text:p>
          </table:table-cell>
          <table:table-cell table:formula="of:=[Value.B168]" office:value-type="float" office:value="172">
            <text:p>172</text:p>
          </table:table-cell>
          <table:table-cell table:formula="of:=[Value.D168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Value.A169]" office:value-type="string" office:string-value="Tf_h_3_">
            <text:p>Tf_h_3_</text:p>
          </table:table-cell>
          <table:table-cell table:formula="of:=[Value.B169]" office:value-type="float" office:value="173">
            <text:p>173</text:p>
          </table:table-cell>
          <table:table-cell table:formula="of:=[Value.D16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Value.A170]" office:value-type="string" office:string-value="Tf_h_4_">
            <text:p>Tf_h_4_</text:p>
          </table:table-cell>
          <table:table-cell table:formula="of:=[Value.B170]" office:value-type="float" office:value="174">
            <text:p>174</text:p>
          </table:table-cell>
          <table:table-cell table:formula="of:=[Value.D17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Value.A171]" office:value-type="string" office:string-value="Tf_h_5_">
            <text:p>Tf_h_5_</text:p>
          </table:table-cell>
          <table:table-cell table:formula="of:=[Value.B171]" office:value-type="float" office:value="175">
            <text:p>175</text:p>
          </table:table-cell>
          <table:table-cell table:formula="of:=[Value.D17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Value.A172]" office:value-type="string" office:string-value="Tf_h_6_">
            <text:p>Tf_h_6_</text:p>
          </table:table-cell>
          <table:table-cell table:formula="of:=[Value.B172]" office:value-type="float" office:value="176">
            <text:p>176</text:p>
          </table:table-cell>
          <table:table-cell table:formula="of:=[Value.D17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Value.A173]" office:value-type="string" office:string-value="Tf_h_7_">
            <text:p>Tf_h_7_</text:p>
          </table:table-cell>
          <table:table-cell table:formula="of:=[Value.B173]" office:value-type="float" office:value="177">
            <text:p>177</text:p>
          </table:table-cell>
          <table:table-cell table:formula="of:=[Value.D17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Value.A174]" office:value-type="string" office:string-value="Tf_h_8_">
            <text:p>Tf_h_8_</text:p>
          </table:table-cell>
          <table:table-cell table:formula="of:=[Value.B174]" office:value-type="float" office:value="178">
            <text:p>178</text:p>
          </table:table-cell>
          <table:table-cell table:formula="of:=[Value.D174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Parm.A2]" office:value-type="string" office:string-value="T_v2_zd">
            <text:p>T_v2_zd</text:p>
          </table:table-cell>
          <table:table-cell table:formula="of:=[Parm.B2]" office:value-type="float" office:value="256">
            <text:p>256</text:p>
          </table:table-cell>
          <table:table-cell table:formula="of:=[Parm.D2]" office:value-type="string" office:string-value="Integer">
            <text:p>Inte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[Parm.A3]" office:value-type="string" office:string-value="T_v3_zd">
            <text:p>T_v3_zd</text:p>
          </table:table-cell>
          <table:table-cell table:formula="of:=[Parm.B3]" office:value-type="float" office:value="258">
            <text:p>258</text:p>
          </table:table-cell>
          <table:table-cell table:formula="of:=[Parm.D3]" office:value-type="string" office:string-value="Integer">
            <text:p>Inte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[Parm.A4]" office:value-type="string" office:string-value="Tper_zd">
            <text:p>Tper_zd</text:p>
          </table:table-cell>
          <table:table-cell table:formula="of:=[Parm.B4]" office:value-type="float" office:value="260">
            <text:p>260</text:p>
          </table:table-cell>
          <table:table-cell table:formula="of:=[Parm.D4]" office:value-type="string" office:string-value="Integer">
            <text:p>Inte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[Parm.A5]" office:value-type="string" office:string-value="Tst_zd">
            <text:p>Tst_zd</text:p>
          </table:table-cell>
          <table:table-cell table:formula="of:=[Parm.B5]" office:value-type="float" office:value="262">
            <text:p>262</text:p>
          </table:table-cell>
          <table:table-cell table:formula="of:=[Parm.D5]" office:value-type="string" office:string-value="Integer">
            <text:p>Inte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[Parm.A6]" office:value-type="string" office:string-value="Tavl_1">
            <text:p>Tavl_1</text:p>
          </table:table-cell>
          <table:table-cell table:formula="of:=[Parm.B6]" office:value-type="float" office:value="264">
            <text:p>264</text:p>
          </table:table-cell>
          <table:table-cell table:formula="of:=[Parm.D6]" office:value-type="string" office:string-value="Integer">
            <text:p>Inte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[Parm.A7]" office:value-type="string" office:string-value="Tavl_2">
            <text:p>Tavl_2</text:p>
          </table:table-cell>
          <table:table-cell table:formula="of:=[Parm.B7]" office:value-type="float" office:value="266">
            <text:p>266</text:p>
          </table:table-cell>
          <table:table-cell table:formula="of:=[Parm.D7]" office:value-type="string" office:string-value="Integer">
            <text:p>Inte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[Parm.A8]" office:value-type="string" office:string-value="Tavl_3">
            <text:p>Tavl_3</text:p>
          </table:table-cell>
          <table:table-cell table:formula="of:=[Parm.B8]" office:value-type="float" office:value="268">
            <text:p>268</text:p>
          </table:table-cell>
          <table:table-cell table:formula="of:=[Parm.D8]" office:value-type="string" office:string-value="Integer">
            <text:p>Inte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[Parm.A9]" office:value-type="string" office:string-value="Q_zd">
            <text:p>Q_zd</text:p>
          </table:table-cell>
          <table:table-cell table:formula="of:=[Parm.B9]" office:value-type="float" office:value="270">
            <text:p>270</text:p>
          </table:table-cell>
          <table:table-cell table:formula="of:=[Parm.D9]" office:value-type="string" office:string-value="Real">
            <text:p>Re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[Parm.A10]" office:value-type="string" office:string-value="s_G_cs">
            <text:p>s_G_cs</text:p>
          </table:table-cell>
          <table:table-cell table:formula="of:=[Parm.B10]" office:value-type="float" office:value="272">
            <text:p>272</text:p>
          </table:table-cell>
          <table:table-cell table:formula="of:=[Parm.D10]" office:value-type="string" office:string-value="Real">
            <text:p>Re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[Parm.A11]" office:value-type="string" office:string-value="Nc_zd">
            <text:p>Nc_zd</text:p>
          </table:table-cell>
          <table:table-cell table:formula="of:=[Parm.B11]" office:value-type="float" office:value="274">
            <text:p>274</text:p>
          </table:table-cell>
          <table:table-cell table:formula="of:=[Parm.D11]" office:value-type="string" office:string-value="Integer">
            <text:p>Inte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[Parm.A12]" office:value-type="string" office:string-value="f_L_nfs">
            <text:p>f_L_nfs</text:p>
          </table:table-cell>
          <table:table-cell table:formula="of:=[Parm.B12]" office:value-type="float" office:value="275">
            <text:p>275</text:p>
          </table:table-cell>
          <table:table-cell table:formula="of:=[Parm.D12]" office:value-type="string" office:string-value="Integer">
            <text:p>Inte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[Parm.A13]" office:value-type="string" office:string-value="f_L_nz">
            <text:p>f_L_nz</text:p>
          </table:table-cell>
          <table:table-cell table:formula="of:=[Parm.B13]" office:value-type="float" office:value="276">
            <text:p>276</text:p>
          </table:table-cell>
          <table:table-cell table:formula="of:=[Parm.D13]" office:value-type="string" office:string-value="Integer">
            <text:p>Inte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[Parm.A14]" office:value-type="string" office:string-value="f_L_sus">
            <text:p>f_L_sus</text:p>
          </table:table-cell>
          <table:table-cell table:formula="of:=[Parm.B14]" office:value-type="float" office:value="277">
            <text:p>277</text:p>
          </table:table-cell>
          <table:table-cell table:formula="of:=[Parm.D14]" office:value-type="string" office:string-value="Integer">
            <text:p>Inte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[Parm.A15]" office:value-type="string" office:string-value="f_L_cs">
            <text:p>f_L_cs</text:p>
          </table:table-cell>
          <table:table-cell table:formula="of:=[Parm.B15]" office:value-type="float" office:value="278">
            <text:p>278</text:p>
          </table:table-cell>
          <table:table-cell table:formula="of:=[Parm.D15]" office:value-type="string" office:string-value="Integer">
            <text:p>Inte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[Parm.A16]" office:value-type="string" office:string-value="f_T_s">
            <text:p>f_T_s</text:p>
          </table:table-cell>
          <table:table-cell table:formula="of:=[Parm.B16]" office:value-type="float" office:value="279">
            <text:p>279</text:p>
          </table:table-cell>
          <table:table-cell table:formula="of:=[Parm.D16]" office:value-type="string" office:string-value="Integer">
            <text:p>Inte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[Parm.A17]" office:value-type="string" office:string-value="f_G_cs">
            <text:p>f_G_cs</text:p>
          </table:table-cell>
          <table:table-cell table:formula="of:=[Parm.B17]" office:value-type="float" office:value="280">
            <text:p>280</text:p>
          </table:table-cell>
          <table:table-cell table:formula="of:=[Parm.D17]" office:value-type="string" office:string-value="Integer">
            <text:p>Inte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[Parm.A18]" office:value-type="string" office:string-value="z_L_nfs">
            <text:p>z_L_nfs</text:p>
          </table:table-cell>
          <table:table-cell table:formula="of:=[Parm.B18]" office:value-type="float" office:value="281">
            <text:p>281</text:p>
          </table:table-cell>
          <table:table-cell table:formula="of:=[Parm.D18]" office:value-type="string" office:string-value="Integer">
            <text:p>Inte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[Parm.A19]" office:value-type="string" office:string-value="m_L_nfs">
            <text:p>m_L_nfs</text:p>
          </table:table-cell>
          <table:table-cell table:formula="of:=[Parm.B19]" office:value-type="float" office:value="282">
            <text:p>282</text:p>
          </table:table-cell>
          <table:table-cell table:formula="of:=[Parm.D19]" office:value-type="string" office:string-value="Integer">
            <text:p>Inte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[Parm.A20]" office:value-type="string" office:string-value="z_L_nz">
            <text:p>z_L_nz</text:p>
          </table:table-cell>
          <table:table-cell table:formula="of:=[Parm.B20]" office:value-type="float" office:value="283">
            <text:p>283</text:p>
          </table:table-cell>
          <table:table-cell table:formula="of:=[Parm.D20]" office:value-type="string" office:string-value="Integer">
            <text:p>Inte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[Parm.A21]" office:value-type="string" office:string-value="m_L_nz">
            <text:p>m_L_nz</text:p>
          </table:table-cell>
          <table:table-cell table:formula="of:=[Parm.B21]" office:value-type="float" office:value="284">
            <text:p>284</text:p>
          </table:table-cell>
          <table:table-cell table:formula="of:=[Parm.D21]" office:value-type="string" office:string-value="Integer">
            <text:p>Inte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[Parm.A22]" office:value-type="string" office:string-value="z_L_sus">
            <text:p>z_L_sus</text:p>
          </table:table-cell>
          <table:table-cell table:formula="of:=[Parm.B22]" office:value-type="float" office:value="285">
            <text:p>285</text:p>
          </table:table-cell>
          <table:table-cell table:formula="of:=[Parm.D22]" office:value-type="string" office:string-value="Integer">
            <text:p>Inte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[Parm.A23]" office:value-type="string" office:string-value="m_L_sus">
            <text:p>m_L_sus</text:p>
          </table:table-cell>
          <table:table-cell table:formula="of:=[Parm.B23]" office:value-type="float" office:value="286">
            <text:p>286</text:p>
          </table:table-cell>
          <table:table-cell table:formula="of:=[Parm.D23]" office:value-type="string" office:string-value="Integer">
            <text:p>Inte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[Parm.A24]" office:value-type="string" office:string-value="z_L_cs">
            <text:p>z_L_cs</text:p>
          </table:table-cell>
          <table:table-cell table:formula="of:=[Parm.B24]" office:value-type="float" office:value="287">
            <text:p>287</text:p>
          </table:table-cell>
          <table:table-cell table:formula="of:=[Parm.D24]" office:value-type="string" office:string-value="Integer">
            <text:p>Inte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[Parm.A25]" office:value-type="string" office:string-value="m_L_cs">
            <text:p>m_L_cs</text:p>
          </table:table-cell>
          <table:table-cell table:formula="of:=[Parm.B25]" office:value-type="float" office:value="288">
            <text:p>288</text:p>
          </table:table-cell>
          <table:table-cell table:formula="of:=[Parm.D25]" office:value-type="string" office:string-value="Integer">
            <text:p>Inte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[Parm.A26]" office:value-type="string" office:string-value="z_T_s">
            <text:p>z_T_s</text:p>
          </table:table-cell>
          <table:table-cell table:formula="of:=[Parm.B26]" office:value-type="float" office:value="289">
            <text:p>289</text:p>
          </table:table-cell>
          <table:table-cell table:formula="of:=[Parm.D26]" office:value-type="string" office:string-value="Integer">
            <text:p>Inte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[Parm.A27]" office:value-type="string" office:string-value="m_T_s">
            <text:p>m_T_s</text:p>
          </table:table-cell>
          <table:table-cell table:formula="of:=[Parm.B27]" office:value-type="float" office:value="290">
            <text:p>290</text:p>
          </table:table-cell>
          <table:table-cell table:formula="of:=[Parm.D27]" office:value-type="string" office:string-value="Integer">
            <text:p>Inte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[Parm.A28]" office:value-type="string" office:string-value="z_G_cs">
            <text:p>z_G_cs</text:p>
          </table:table-cell>
          <table:table-cell table:formula="of:=[Parm.B28]" office:value-type="float" office:value="291">
            <text:p>291</text:p>
          </table:table-cell>
          <table:table-cell table:formula="of:=[Parm.D28]" office:value-type="string" office:string-value="Integer">
            <text:p>Inte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[Parm.A29]" office:value-type="string" office:string-value="m_G_cs">
            <text:p>m_G_cs</text:p>
          </table:table-cell>
          <table:table-cell table:formula="of:=[Parm.B29]" office:value-type="float" office:value="292">
            <text:p>292</text:p>
          </table:table-cell>
          <table:table-cell table:formula="of:=[Parm.D29]" office:value-type="string" office:string-value="Integer">
            <text:p>Inte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[Parm.A30]" office:value-type="string" office:string-value="d_L_sus_zd">
            <text:p>d_L_sus_zd</text:p>
          </table:table-cell>
          <table:table-cell table:formula="of:=[Parm.B30]" office:value-type="float" office:value="293">
            <text:p>293</text:p>
          </table:table-cell>
          <table:table-cell table:formula="of:=[Parm.D30]" office:value-type="string" office:string-value="Integer">
            <text:p>Inte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[Control.A2]" office:value-type="string" office:string-value="Cvit">
            <text:p>Cvit</text:p>
          </table:table-cell>
          <table:table-cell table:formula="of:=[Control.B2]" office:value-type="float" office:value="512">
            <text:p>512</text:p>
          </table:table-cell>
          <table:table-cell office:value-type="string">
            <text:p>Bo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[Control.A3]" office:value-type="string" office:string-value="Man_1_">
            <text:p>Man_1_</text:p>
          </table:table-cell>
          <table:table-cell table:formula="of:=[Control.B3]" office:value-type="float" office:value="513">
            <text:p>513</text:p>
          </table:table-cell>
          <table:table-cell office:value-type="string">
            <text:p>Bo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[Control.A4]" office:value-type="string" office:string-value="Man_2_">
            <text:p>Man_2_</text:p>
          </table:table-cell>
          <table:table-cell table:formula="of:=[Control.B4]" office:value-type="float" office:value="514">
            <text:p>514</text:p>
          </table:table-cell>
          <table:table-cell office:value-type="string">
            <text:p>Bo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[Control.A5]" office:value-type="string" office:string-value="Man_3_">
            <text:p>Man_3_</text:p>
          </table:table-cell>
          <table:table-cell table:formula="of:=[Control.B5]" office:value-type="float" office:value="515">
            <text:p>515</text:p>
          </table:table-cell>
          <table:table-cell office:value-type="string">
            <text:p>Bo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[Control.A6]" office:value-type="string" office:string-value="Man_4_">
            <text:p>Man_4_</text:p>
          </table:table-cell>
          <table:table-cell table:formula="of:=[Control.B6]" office:value-type="float" office:value="516">
            <text:p>516</text:p>
          </table:table-cell>
          <table:table-cell office:value-type="string">
            <text:p>Bo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[Control.A7]" office:value-type="string" office:string-value="Man_5_">
            <text:p>Man_5_</text:p>
          </table:table-cell>
          <table:table-cell table:formula="of:=[Control.B7]" office:value-type="float" office:value="517">
            <text:p>517</text:p>
          </table:table-cell>
          <table:table-cell office:value-type="string">
            <text:p>Bo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[Control.A8]" office:value-type="string" office:string-value="Man_6_">
            <text:p>Man_6_</text:p>
          </table:table-cell>
          <table:table-cell table:formula="of:=[Control.B8]" office:value-type="float" office:value="518">
            <text:p>518</text:p>
          </table:table-cell>
          <table:table-cell office:value-type="string">
            <text:p>Bo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[Control.A9]" office:value-type="string" office:string-value="Man_7_">
            <text:p>Man_7_</text:p>
          </table:table-cell>
          <table:table-cell table:formula="of:=[Control.B9]" office:value-type="float" office:value="519">
            <text:p>519</text:p>
          </table:table-cell>
          <table:table-cell office:value-type="string">
            <text:p>Bo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[Control.A10]" office:value-type="string" office:string-value="Man_8_">
            <text:p>Man_8_</text:p>
          </table:table-cell>
          <table:table-cell table:formula="of:=[Control.B10]" office:value-type="float" office:value="520">
            <text:p>520</text:p>
          </table:table-cell>
          <table:table-cell office:value-type="string">
            <text:p>Bo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[Control.A11]" office:value-type="string" office:string-value="Run">
            <text:p>Run</text:p>
          </table:table-cell>
          <table:table-cell table:formula="of:=[Control.B11]" office:value-type="float" office:value="521">
            <text:p>521</text:p>
          </table:table-cell>
          <table:table-cell office:value-type="string">
            <text:p>Bo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[Control.A12]" office:value-type="string" office:string-value="Save">
            <text:p>Save</text:p>
          </table:table-cell>
          <table:table-cell table:formula="of:=[Control.B12]" office:value-type="float" office:value="522">
            <text:p>522</text:p>
          </table:table-cell>
          <table:table-cell office:value-type="string">
            <text:p>Bool</text:p>
          </table:table-cell>
          <table:table-cell table:number-columns-repeated="2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uk" fo:country="U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1">01/04/2010</text:date>, <text:time>14:0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9-07-16T17:26:22</meta:creation-date>
    <dc:date>2010-04-01T14:08:31</dc:date>
    <meta:print-date>2009-07-29T17:30:38</meta:print-date>
    <meta:editing-cycles>30</meta:editing-cycles>
    <meta:editing-duration>PT345H06M17S</meta:editing-duration>
    <meta:document-statistic meta:table-count="6" meta:cell-count="3023" meta:object-count="0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Rem Attribute VBA_ModuleType=VBAModule
Option VBASupport 1
Function tohex(a As Integer) As String
tohex = "16#" 
rem + Left("0000", 4 - Len(Hex(a))) + Hex(a)

End Function

Function hex4(a As Integer) As String
hex4 = Left("0000", 4 - Len(Hex(a))) + Hex(a)

End Function

Sub eep_read()
Dim i As Integer, j As Integer
Dim p As Integer, a As String, t As String

i = 0
j = 1
p = 0

Open "/tmp/read.txt" For Output As #1

Worksheets("Parm").Activate

While p &lt; 4
    
    a = Worksheets("Parm").Cells(j, 1).Value
    t = Worksheets("Parm").Cells(j, 4).Value
    
    If Len(a) = 0 Then
        p = p + 1
    Else
        p = 0
    End If

    If Len(a) &gt; 0 Then
        If a &lt;&gt; "Name" And Asc(Left(a, 1)) &lt; 127 Then
            i = i + 1
            
 Rem          Print #1, "(*------------------------------------------------*)"
            Print #1, a; " := ";
            
            If Len(t) = 0 Then ' type=BOO
                Print #1, "BOO(";
            End If
            
            If t = "Real" Then
                Print #1, "INT_REAL(";
            End If
            
            Print #1, "eep_n_r("; i; ")";
                       
            If Len(t) = 0 Or t = "Real" Then
                Print #1, ")";
            End If
            Print #1, ";"
            
        End If
    End If
    j = j + 1
Wend
 MsgBox "rows=" + Str(j) + "  Effect =" + Str(i)

Close #1

End Sub
Sub eep_write()
Dim i As Integer, j As Integer
Dim p As Integer, a As String, t As String

i = 0
j = 1
p = 0

Open "/tmp/write.txt" For Output As #1
  
Print #1, "1 :"

Worksheets("Parm").Activate

While p &lt; 4
    
    a = Worksheets("Parm").Cells(j, 1).Value
    t = Worksheets("Parm").Cells(j, 4).Value
    
    If Len(a) = 0 Then
        p = p + 1
    Else
        p = 0
    End If

    If Len(a) &gt; 0 Then
        If a &lt;&gt; "Name" And Asc(Left(a, 1)) &lt; 127 Then
            i = i + 1
            
            If i Mod 50 = 0 Then
                Print #1, , "Sav_ST:=Sav_ST+1;"
                Print #1,
                Print #1, (i / 50) + 1; ":"
            End If
            
            
            Print #1, , "Res := eep_n_w("; i; ",";
            
            If Len(t) = 0 Then ' type=BOO
                Print #1, "ANA(";
            End If
            
            If t = "Real" Then
                Print #1, "REAL_INT(";
            End If
            Print #1, a;
            
            
            If Len(t) = 0 Or t = "Real" Then
                Print #1, ")";
            End If
            
            Print #1, ");"
            
'            Print #1, "end_if;"
            
            
        End If
    End If
    j = j + 1
Wend
 
MsgBox "rows=" + Str(j) + "  Effect =" + Str(i)

Print #1, , "Sav_ST:=Sav_ST+1;"
Close #1

End Sub

Sub eep_write_def()
Dim i As Integer, j As Integer
Dim p As Integer, a As String, t As String, d As String


i = 0
j = 1
p = 0

Open "c:\tmp\write_def.txt" For Output As #1
  
Worksheets("Parm").Activate

While p &lt; 4
    
    a = Worksheets("Parm").Cells(j, 1).Value
    t = Worksheets("Parm").Cells(j, 4).Value
    d = Worksheets("Parm").Cells(j, 19).Value
    
    If Len(a) = 0 Then
        p = p + 1
    Else
        p = 0
    End If

    If Len(a) &gt; 0 Then
        If a &lt;&gt; "Name" And Asc(Left(a, 1)) &lt; 127 Then
            i = i + 1
                                  
            Print #1, , "Res := eep_n_w("; i; ",";
                        
            If t = "Real" Then
                Print #1, "REAL_INT(";
            End If
            
            Print #1, d;
            
            
            If t = "Real" Then
                Print #1, ".0)";
            End If
            
            Print #1, ");"
            
'            Print #1, "end_if;"
            
            
        End If
    End If
    j = j + 1
Wend
 
MsgBox "rows=" + Str(j) + "  Effect =" + Str(i)

Close #1

End Sub

Sub create_table()
Dim a As String, i As Integer, b As String

i = 1

Open "c:\tmp\create_table.sql" For Output As #1
Print #1, "CREATE TABLE trend("
Print #1, "Dt integer unsigned NOT NULL,"

a = Worksheets("Hystory").Cells(i, 1).Value
b = Worksheets("Hystory").Cells(i, 4).Value

While Len(a) &gt; 0
    Print #1, a;
    If b = "Real" Then
        Print #1, " float";
    Else
        Print #1, " smallint";
    End If
    
    Print #1, " default '0',"
    i = i + 1
    a = Worksheets("Hystory").Cells(i, 1).Value
    b = Worksheets("Hystory").Cells(i, 4).Value
Wend

Print #1, "primary key(Dt));"

Print #1, "INSERT INTO trend(Dt) VALUES ('0');"

Close #1
MsgBox "Записано!!!!"
End Sub

Sub redge()

Dim a As String, i As Integer

i = 2

Open "redge.txt" For Output As #1

a = Worksheets("Настройки").Cells(i, 1).Value

While Len(a) &gt; 0
    Print #1, "o_"; a; " := "; a; ";"
    i = i + 1
    a = Worksheets("Настройки").Cells(i, 1).Value
Wend

Print #1, "primary key(Dt));"

Print #1, "INSERT INTO trend(Dt) VALUES ('0');"

Close #1
MsgBox "Записано!!!!"



End Sub

Sub generate_leist()
Dim a As String, i As Integer, b As String, c As String, d As String


i = 1

Open "c:\tmp\fl.txt" For Output As #1

a = Worksheets("Hystory").Cells(i, 1).Value
b = Worksheets("Hystory").Cells(i, 7).Value
c = Worksheets("Hystory").Cells(i, 8).Value
d = Worksheets("Hystory").Cells(i, 9).Value

While Len(a) &gt; 0
    Print #1, a
    Print #1, b
    Print #1, c, d
    i = i + 1
    a = Worksheets("Hystory").Cells(i, 1).Value
    b = Worksheets("Hystory").Cells(i, 7).Value
    c = Worksheets("Hystory").Cells(i, 8).Value
    d = Worksheets("Hystory").Cells(i, 9).Value
Wend

Print #1, "primary key(Dt));"

Print #1, "INSERT INTO trend(Dt) VALUES ('0');"

Close #1
MsgBox "Записано!!!!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